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style:font-name="Arial" style:font-name-asian="DejaVu Sans" style:font-name-complex="DejaVu Sans"/>
    </style:style>
    <style:style style:name="P12" style:family="paragraph" style:parent-style-name="Standard">
      <style:text-properties officeooo:paragraph-rsid="000eecd8"/>
    </style:style>
    <style:style style:name="P13" style:family="paragraph" style:parent-style-name="Standard">
      <style:paragraph-properties fo:break-before="page"/>
    </style:style>
    <style:style style:name="P14" style:family="paragraph" style:parent-style-name="Standard">
      <style:paragraph-properties fo:text-align="center" style:justify-single-word="false" fo:break-before="page"/>
      <style:text-properties style:font-name="UnDotum" fo:font-size="14pt" style:font-size-asian="12.25pt" style:font-size-complex="14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font-name="Arial"/>
    </style:style>
    <style:style style:name="P17" style:family="paragraph" style:parent-style-name="Text_20_body">
      <style:text-properties style:font-name="Arial" fo:font-weight="normal" style:font-name-asian="DejaVu Sans" style:font-weight-asian="normal" style:font-name-complex="DejaVu Sans" style:font-weight-complex="normal"/>
    </style:style>
    <style:style style:name="P18"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9" style:family="paragraph" style:parent-style-name="Text_20_body">
      <style:text-properties style:font-name="Arial" style:font-name-asian="DejaVu Sans" style:font-name-complex="DejaVu Sans"/>
    </style:style>
    <style:style style:name="P20"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1" style:family="paragraph" style:parent-style-name="Text_20_body">
      <style:paragraph-properties fo:margin-left="0.4925in" fo:margin-right="0in" fo:text-indent="0in" style:auto-text-indent="false"/>
      <style:text-properties style:font-name="Arial"/>
    </style:style>
    <style:style style:name="P22" style:family="paragraph" style:parent-style-name="Preformatted_20_Text">
      <style:text-properties fo:color="#000080"/>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9"/>
    <style:style style:name="P31" style:family="paragraph" style:parent-style-name="Standard" style:list-style-name="L10"/>
    <style:style style:name="P32" style:family="paragraph" style:parent-style-name="Standard" style:list-style-name="L12"/>
    <style:style style:name="P33" style:family="paragraph" style:parent-style-name="Standard" style:list-style-name="L12">
      <style:text-properties fo:font-weight="normal" style:font-weight-asian="normal" style:font-weight-complex="normal"/>
    </style:style>
    <style:style style:name="P34" style:family="paragraph" style:parent-style-name="Standard" style:list-style-name="L13">
      <style:text-properties fo:font-weight="normal" style:font-weight-asian="normal" style:font-weight-complex="normal"/>
    </style:style>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7"/>
    <style:style style:name="P38" style:family="paragraph" style:parent-style-name="Text_20_body" style:list-style-name="L3"/>
    <style:style style:name="P39" style:family="paragraph" style:parent-style-name="Text_20_body" style:list-style-name="L11"/>
    <style:style style:name="P40" style:family="paragraph" style:parent-style-name="Text_20_body" style:list-style-name="L11">
      <style:text-properties style:font-name="Times New Roman1"/>
    </style:style>
    <style:style style:name="P41" style:family="paragraph" style:parent-style-name="Text_20_body" style:list-style-name="L14"/>
    <style:style style:name="P42" style:family="paragraph" style:parent-style-name="Text_20_body" style:list-style-name="L18">
      <style:text-properties fo:font-weight="normal" style:font-weight-asian="normal" style:font-weight-complex="normal"/>
    </style:style>
    <style:style style:name="P43"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44" style:family="paragraph" style:parent-style-name="Text_20_body" style:list-style-name="L20">
      <style:text-properties style:font-name="Arial" fo:font-weight="normal" style:font-name-asian="DejaVu Sans" style:font-weight-asian="normal" style:font-name-complex="DejaVu Sans" style:font-weight-complex="normal"/>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Heading_20_1">
      <style:text-properties style:font-name="Arial" style:font-name-asian="DejaVu Sans" style:font-name-complex="DejaVu Sans"/>
    </style:style>
    <style:style style:name="P47" style:family="paragraph" style:parent-style-name="Heading_20_1">
      <style:paragraph-properties fo:margin-top="0.1665in" fo:margin-bottom="0.0835in" fo:break-before="page" fo:keep-with-next="always"/>
    </style:style>
    <style:style style:name="P48"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51" style:family="paragraph" style:parent-style-name="Heading_20_2">
      <style:text-properties style:font-name="Arial" style:font-name-asian="DejaVu Sans" style:font-name-complex="DejaVu Sans"/>
    </style:style>
    <style:style style:name="P52" style:family="paragraph" style:parent-style-name="Heading_20_2">
      <style:text-properties style:font-name="Arial" fo:font-weight="normal" style:font-name-asian="DejaVu Sans" style:font-weight-asian="normal" style:font-name-complex="DejaVu Sans" style:font-weight-complex="normal"/>
    </style:style>
    <style:style style:name="P53" style:family="paragraph" style:parent-style-name="Heading_20_2" style:list-style-name=""/>
    <style:style style:name="P54" style:family="paragraph" style:parent-style-name="Heading_20_2">
      <style:paragraph-properties fo:break-before="page"/>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Heading_20_3">
      <style:paragraph-properties fo:break-before="page"/>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agraph-properties fo:text-align="center"/>
    </style:style>
    <style:style style:name="P59"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60" style:family="paragraph">
      <style:paragraph-properties fo:text-align="justify"/>
    </style:style>
    <style:style style:name="P61" style:family="paragraph">
      <style:paragraph-properties fo:text-align="start"/>
    </style:style>
    <style:style style:name="P62" style:family="paragraph">
      <style:paragraph-properties fo:text-align="center"/>
      <style:text-properties style:font-name="Courier New" fo:font-size="16pt" style:font-size-asian="16pt" style:font-size-complex="16pt"/>
    </style:style>
    <style:style style:name="P63"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0eecd8"/>
    </style:style>
    <style:style style:name="T13" style:family="text">
      <style:text-properties officeooo:rsid="00105110"/>
    </style:style>
    <style:style style:name="T14"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5" style:family="text">
      <style:text-properties style:font-name="Courier New" fo:font-size="16pt" style:font-size-asian="16pt" style:font-size-complex="16pt"/>
    </style:style>
    <style:style style:name="T16" style:family="text">
      <style:text-properties style:font-name="Courier New" fo:font-size="32pt" style:font-size-asian="32pt" style:font-size-complex="32pt"/>
    </style:style>
    <style:style style:name="T17" style:family="text">
      <style:text-properties style:font-name="Courier New" fo:font-size="16pt" style:text-underline-style="solid" style:text-underline-width="auto" style:text-underline-color="font-color" style:font-size-asian="16pt" style:font-size-complex="16pt"/>
    </style:style>
    <style:style style:name="T18"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59" svg:width="1.0335in" svg:height="0.9307in" draw:transform="skewX (-0.005235987755982) rotate (-0.0376991118442576) translate (2.72152777777778in 4.50277777777778in)"><text:p text:style-name="P58"><text:span text:style-name="T14">ER9x</text:span></text:p></draw:rect></text:p>
      <text:p text:style-name="P3"/>
      <text:p text:style-name="P3">r3<text:span text:style-name="T13">11</text:span> - <text:date style:data-style-name="N75" text:date-value="2011-01-08T22:25:40">Jan 8, 2011</text:date></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Disclaimer<text:tab/>3</text:p>
          <text:p text:style-name="P45">Introduction<text:tab/>4</text:p>
          <text:p text:style-name="P55">How it works<text:tab/>5</text:p>
          <text:p text:style-name="P55">Nomenclature<text:tab/>6</text:p>
          <text:p text:style-name="P55">Edit buttons<text:tab/>7</text:p>
          <text:p text:style-name="P55">Navigation<text:tab/>7</text:p>
          <text:p text:style-name="P55">Editing and Saving<text:tab/>8</text:p>
          <text:p text:style-name="P55">On Startup – Quick Model Select<text:tab/>8</text:p>
          <text:p text:style-name="P55">Transmitter Layout<text:tab/>9</text:p>
          <text:p text:style-name="P45">Main Screen<text:tab/>10</text:p>
          <text:p text:style-name="P55">General view<text:tab/>10</text:p>
          <text:p text:style-name="P55">Statistics Screens Statistics Screens<text:tab/>11</text:p>
          <text:p text:style-name="P45">General Settings<text:tab/>12</text:p>
          <text:p text:style-name="P55">Radio Setup (1/6)<text:tab/>13</text:p>
          <text:p text:style-name="P55">PPM In (2/6)<text:tab/>15</text:p>
          <text:p text:style-name="P55">Version Info (3/6)<text:tab/>15</text:p>
          <text:p text:style-name="P55">Diagnostics (4/6)<text:tab/>16</text:p>
          <text:p text:style-name="P55">Analog Inputs (5/6)<text:tab/>16</text:p>
          <text:p text:style-name="P55">Calibration (6/6)<text:tab/>17</text:p>
          <text:p text:style-name="P45">Model Setup<text:tab/>18</text:p>
          <text:p text:style-name="P55">Model Select (1/10)<text:tab/>19</text:p>
          <text:p text:style-name="P55">Model Setup (2/10)<text:tab/>20</text:p>
          <text:p text:style-name="P55">Heli Setup (3/10)<text:tab/>22</text:p>
          <text:p text:style-name="P55">Expo/Dr (4/10)<text:tab/>23</text:p>
          <text:p text:style-name="P57">Triple Dr Example<text:tab/>23</text:p>
          <text:p text:style-name="P55">Mixer (5/10)<text:tab/>24</text:p>
          <text:p text:style-name="P57">Main Screen<text:tab/>24</text:p>
          <text:p text:style-name="P57">Edit Mix<text:tab/>25</text:p>
          <text:p text:style-name="P55">Limits (6/10)<text:tab/>27</text:p>
          <text:p text:style-name="P55">Curves (7/10)<text:tab/>28</text:p>
          <text:p text:style-name="P55">Custom Switches (8/10)<text:tab/>29</text:p>
          <text:p text:style-name="P55">Safety Switches (9/10)<text:tab/>30</text:p>
          <text:p text:style-name="P55">Templates (10/10)<text:tab/>31</text:p>
          <text:p text:style-name="P45">Examples<text:tab/>32</text:p>
          <text:p text:style-name="P55">Programming a throttle cut<text:tab/>32</text:p>
          <text:p text:style-name="P45">Build and Program Instructions<text:tab/>34</text:p>
          <text:p text:style-name="P55">Building from Source<text:tab/>34</text:p>
          <text:p text:style-name="P55">Flashing <text:tab/>34</text:p>
          <text:p text:style-name="P55">make targets<text:tab/>35</text:p>
          <text:p text:style-name="P55">make options <text:tab/>35</text:p>
          <text:p text:style-name="P45">MORE<text:tab/>36</text:p>
        </text:index-body>
      </text:table-of-content>
      <text:p text:style-name="P4"/>
      <text:h text:style-name="P47"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46" text:outline-level="1"/>
      <text:h text:style-name="P49"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54" text:outline-level="2">How it works</text:h>
      <text:p text:style-name="Standard"/>
      <text:p text:style-name="Standard"><draw:rect text:anchor-type="paragraph" draw:z-index="2" draw:style-name="gr2" draw:text-style-name="P58" svg:width="1.4921in" svg:height="0.8024in" svg:x="0.098in" svg:y="0.5665in"><text:p text:style-name="P58">Pots</text:p><text:p text:style-name="P58">(P1,P2,P3)</text:p></draw:rect><draw:rect text:anchor-type="paragraph" draw:z-index="3" draw:style-name="gr2" draw:text-style-name="P58" svg:width="1.415in" svg:height="0.8024in" svg:x="5.4543in" svg:y="0.5665in"><text:p text:style-name="P58">Switches</text:p></draw:rect><draw:rect text:anchor-type="paragraph" draw:z-index="4" draw:style-name="gr2" draw:text-style-name="P58" svg:width="1.6461in" svg:height="0.8024in" svg:x="1.7665in" svg:y="0.5665in"><text:p text:style-name="P58">Sticks</text:p><text:p text:style-name="P58">(RUD,THR,ELE,AIL)</text:p></draw:rect><draw:rect text:anchor-type="paragraph" draw:z-index="5" draw:style-name="gr2" draw:text-style-name="P58" svg:width="1.6461in" svg:height="0.8024in" svg:x="3.6102in" svg:y="0.5665in"><text:p text:style-name="P58">Trims</text:p></draw:rect><draw:rect text:anchor-type="paragraph" draw:z-index="6" draw:style-name="gr2" draw:text-style-name="P58" svg:width="1.4921in" svg:height="0.4543in" svg:x="0.098in" svg:y="1.748in"><text:p text:style-name="P58">Calibration</text:p></draw:rect><draw:rect text:anchor-type="paragraph" draw:z-index="7" draw:style-name="gr2" draw:text-style-name="P58" svg:width="1.6461in" svg:height="0.4441in" svg:x="1.7665in" svg:y="1.748in"><text:p text:style-name="P58">Calibration</text:p></draw:rect><draw:rect text:anchor-type="paragraph" draw:z-index="8" draw:style-name="gr2" draw:text-style-name="P58" svg:width="1.6461in" svg:height="0.4378in" svg:x="1.7665in" svg:y="2.3791in"><text:p text:style-name="P58">Expo / Dr</text:p></draw:rect><draw:rect text:anchor-type="paragraph" draw:z-index="9" draw:style-name="gr2" draw:text-style-name="P58" svg:width="6.615in" svg:height="2.1276in" svg:x="0.1917in" svg:y="3.3228in"><text:p text:style-name="P58">MIXER</text:p></draw:rect><draw:rect text:anchor-type="paragraph" draw:z-index="10" draw:style-name="gr2" draw:text-style-name="P58" svg:width="1.6461in" svg:height="0.8024in" svg:x="2.5543in" svg:y="5.6854in"><text:p text:style-name="P58">Limits</text:p></draw:rect><draw:rect text:anchor-type="paragraph" draw:z-index="11" draw:style-name="gr2" draw:text-style-name="P58" svg:width="1.6461in" svg:height="0.8024in" svg:x="2.5543in" svg:y="6.8665in"><text:p text:style-name="P58">Output</text:p></draw:rect><draw:line text:anchor-type="paragraph" draw:z-index="12" draw:style-name="gr1" draw:text-style-name="P58" svg:x1="0.7854in" svg:y1="1.3689in" svg:x2="0.7854in" svg:y2="1.748in"><text:p/></draw:line><draw:line text:anchor-type="paragraph" draw:z-index="13" draw:style-name="gr1" draw:text-style-name="P58" svg:x1="2.5772in" svg:y1="1.3689in" svg:x2="2.5772in" svg:y2="1.748in"><text:p/></draw:line><draw:line text:anchor-type="paragraph" draw:z-index="14" draw:style-name="gr1" draw:text-style-name="P58" svg:x1="4.4417in" svg:y1="1.3689in" svg:x2="4.4417in" svg:y2="3.3232in"><text:p/></draw:line><draw:line text:anchor-type="paragraph" draw:z-index="15" draw:style-name="gr1" draw:text-style-name="P58" svg:x1="6.1709in" svg:y1="1.3689in" svg:x2="6.1709in" svg:y2="3.3232in"><text:p/></draw:line><draw:line text:anchor-type="paragraph" draw:z-index="16" draw:style-name="gr1" draw:text-style-name="P58" svg:x1="2.5665in" svg:y1="2.1917in" svg:x2="2.5665in" svg:y2="2.3791in"><text:p/></draw:line><draw:line text:anchor-type="paragraph" draw:z-index="17" draw:style-name="gr1" draw:text-style-name="P58" svg:x1="2.598in" svg:y1="2.8165in" svg:x2="2.598in" svg:y2="3.3228in"><text:p/></draw:line><draw:line text:anchor-type="paragraph" draw:z-index="18" draw:style-name="gr1" draw:text-style-name="P58" svg:x1="0.7854in" svg:y1="2.202in" svg:x2="0.7854in" svg:y2="3.3228in"><text:p/></draw:line><draw:line text:anchor-type="paragraph" draw:z-index="1" draw:style-name="gr1" draw:text-style-name="P58" svg:x1="3.3689in" svg:y1="5.45in" svg:x2="3.3689in" svg:y2="6.8665in"><text:p/></draw:line>Bear with me here – some flow charts coming up:</text:p>
      <text:p text:style-name="Standard"/>
      <text:p text:style-name="P13">What the heck was that?</text:p>
      <text:p text:style-name="Standard">The system receives 4 types of inputs:</text:p>
      <text:list xml:id="list1762960093" text:style-name="L1">
        <text:list-item>
          <text:p text:style-name="P23">Main Sticks</text:p>
        </text:list-item>
        <text:list-item>
          <text:p text:style-name="P23">Potentiometers</text:p>
        </text:list-item>
        <text:list-item>
          <text:p text:style-name="P23">Trims</text:p>
        </text:list-item>
        <text:list-item>
          <text:p text:style-name="P23">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1190616901" text:style-name="L2">
        <text:list-item>
          <text:p text:style-name="P24">RUD – Rudder.</text:p>
        </text:list-item>
        <text:list-item>
          <text:p text:style-name="P24">ELE – Elevator.</text:p>
        </text:list-item>
        <text:list-item>
          <text:p text:style-name="P24">THR – Throttle.</text:p>
        </text:list-item>
        <text:list-item>
          <text:p text:style-name="P24">AIL – Aileron.</text:p>
        </text:list-item>
        <text:list-item>
          <text:p text:style-name="P24">P1/P2/P3 – Pots.</text:p>
        </text:list-item>
        <text:list-item>
          <text:p text:style-name="P24">Switches:</text:p>
          <text:list>
            <text:list-item>
              <text:p text:style-name="P24">THR – Throttle cut switch, don't confuse this with the THR stick. <text:s/>The THR switch is located on the back left side.</text:p>
            </text:list-item>
            <text:list-item>
              <text:p text:style-name="P24">RUD – Rudder Dr switch.</text:p>
            </text:list-item>
            <text:list-item>
              <text:p text:style-name="P24">ELE – Elevator Dr switch.</text:p>
            </text:list-item>
            <text:list-item>
              <text:p text:style-name="P24">ID0, ID1, ID2 – Three position switch. <text:s/>These 3 define the 3-position switch. <text:s/>ID0 is the top position, ID1 – mid position and ID2 – bottom position.</text:p>
            </text:list-item>
            <text:list-item>
              <text:p text:style-name="P24">AIL – Aileron Dr switch.</text:p>
            </text:list-item>
            <text:list-item>
              <text:p text:style-name="P24">GEA – Gear switch.</text:p>
            </text:list-item>
            <text:list-item>
              <text:p text:style-name="P24">TRN – Trainer switch. <text:s/>This switch is spring loaded.</text:p>
            </text:list-item>
            <text:list-item>
              <text:p text:style-name="P24">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54"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p text:style-name="P11"/>
      <text:h text:style-name="P51" text:outline-level="2">On Startup – Quick Model Select</text:h>
      <text:p text:style-name="P19">On startup holding a certain key will load an associated <text:s/>model memory. <text:s/>This is useful for quickly changing between model memories:</text:p>
      <text:list xml:id="list780711079" text:style-name="L3">
        <text:list-item>
          <text:p text:style-name="P38"><text:span text:style-name="T2">Holding [</text:span><text:span text:style-name="T5">MENU</text:span><text:span text:style-name="T2">]<text:tab/>Will load Model memory </text:span><text:span text:style-name="T5">#1</text:span></text:p>
        </text:list-item>
        <text:list-item>
          <text:p text:style-name="P38"><text:span text:style-name="T2">Holding [</text:span><text:span text:style-name="T5">EXIT</text:span><text:span text:style-name="T2">]<text:tab/>Will load Model memory </text:span><text:span text:style-name="T5">#2</text:span></text:p>
        </text:list-item>
        <text:list-item>
          <text:p text:style-name="P38"><text:span text:style-name="T2">Holding [</text:span><text:span text:style-name="T5">DOWN</text:span><text:span text:style-name="T2">]<text:tab/>Will load Model memory </text:span><text:span text:style-name="T5">#3</text:span></text:p>
        </text:list-item>
        <text:list-item>
          <text:p text:style-name="P38"><text:span text:style-name="T2">Holding [</text:span><text:span text:style-name="T5">UP</text:span><text:span text:style-name="T2">]<text:tab/><text:tab/>Will load Model memory </text:span><text:span text:style-name="T5">#4</text:span></text:p>
        </text:list-item>
        <text:list-item>
          <text:p text:style-name="P38"><text:span text:style-name="T2">Holding [</text:span><text:span text:style-name="T5">RIGHT</text:span><text:span text:style-name="T2">]<text:tab/>Will load Model memory </text:span><text:span text:style-name="T5">#5</text:span></text:p>
        </text:list-item>
        <text:list-item>
          <text:p text:style-name="P38"><text:span text:style-name="T2">Holding [</text:span><text:span text:style-name="T5">LEFT</text:span><text:span text:style-name="T2">]<text:tab/>Will load Model memory </text:span><text:span text:style-name="T5">#6</text:span></text:p>
        </text:list-item>
      </text:list>
      <text:h text:style-name="P54" text:outline-level="2"><draw:frame draw:style-name="fr2" draw:name="graphics3" text:anchor-type="paragraph" svg:x="1.028in" svg:y="2.0102in" svg:width="4.7244in" svg:height="4.7244in" draw:z-index="66"><draw:image xlink:href="Pictures/1000000000000258000002586A207B62.jpg" xlink:type="simple" xlink:show="embed" xlink:actuate="onLoad"/></draw:frame><draw:caption text:anchor-type="paragraph" draw:z-index="67" draw:style-name="gr12" svg:width="0.7717in" svg:height="0.7717in" svg:x="0.9673in" svg:y="0.4071in" draw:caption-point-x="1.4374in" draw:caption-point-y="2.8331in"><text:p text:style-name="P58">P2</text:p></draw:caption><draw:caption text:anchor-type="paragraph" draw:z-index="68" draw:style-name="gr12" svg:width="0.7717in" svg:height="0.7717in" svg:x="0.4465in" svg:y="2.5319in" draw:caption-point-x="1.3335in" draw:caption-point-y="0.8437in"><text:p text:style-name="P58">RUD SW</text:p></draw:caption><draw:caption text:anchor-type="paragraph" draw:z-index="69" draw:style-name="gr12" svg:width="0.7717in" svg:height="0.7717in" svg:x="0.5925in" svg:y="1.3547in" draw:caption-point-x="1.3646in" draw:caption-point-y="1.9272in"><text:p text:style-name="P58">THR SW</text:p></draw:caption><draw:caption text:anchor-type="paragraph" draw:z-index="70" draw:style-name="gr12" svg:width="0.7717in" svg:height="0.7717in" svg:x="3.7799in" svg:y="0.5008in" draw:caption-point-x="0.8126in" draw:caption-point-y="2.802in"><text:p text:style-name="P58">P3</text:p></draw:caption><draw:caption text:anchor-type="paragraph" draw:z-index="71" draw:style-name="gr12" svg:width="0.7717in" svg:height="0.7717in" svg:x="5.6236in" svg:y="0.6571in" draw:caption-point-x="-0.5937in" draw:caption-point-y="2.7602in"><text:p text:style-name="P58">GEA SW</text:p></draw:caption><draw:caption text:anchor-type="paragraph" draw:z-index="72" draw:style-name="gr12" svg:width="0.7717in" svg:height="0.7717in" svg:x="5.9984in" svg:y="2.0736in" draw:caption-point-x="-0.885in" draw:caption-point-y="1.3957in"><text:p text:style-name="P58">TRN SW</text:p></draw:caption><draw:caption text:anchor-type="paragraph" draw:z-index="73" draw:style-name="gr12" svg:width="0.7717in" svg:height="0.7717in" svg:x="2.9256in" svg:y="1.3339in" draw:caption-point-x="-0.5209in" draw:caption-point-y="2.1669in"><text:p text:style-name="P58">P1</text:p></draw:caption><draw:caption text:anchor-type="paragraph" draw:z-index="74" draw:style-name="gr12" svg:width="0.7717in" svg:height="0.7717in" svg:x="0.478in" svg:y="3.6673in" draw:caption-point-x="1.5937in" draw:caption-point-y="-0.1665in"><text:p text:style-name="P58">ELE SW</text:p></draw:caption><draw:caption text:anchor-type="paragraph" draw:z-index="75" draw:style-name="gr12" svg:width="0.7717in" svg:height="0.7717in" svg:x="3.4984in" svg:y="6.9693in" draw:caption-point-x="-1.2083in" draw:caption-point-y="-2.6665in"><text:p text:style-name="P58">Left Stick</text:p></draw:caption><draw:caption text:anchor-type="paragraph" draw:z-index="76" draw:style-name="gr12" svg:width="0.7717in" svg:height="0.7717in" svg:x="0.7902in" svg:y="8.011in" draw:caption-point-x="1.2398in" draw:caption-point-y="-2.1146in"><text:p text:style-name="P58">[DOWN]</text:p></draw:caption><draw:caption text:anchor-type="paragraph" draw:z-index="77" draw:style-name="gr12" svg:width="0.7717in" svg:height="0.7717in" svg:x="2.561in" svg:y="7.9693in" draw:caption-point-x="-0.302in" draw:caption-point-y="-2.2394in"><text:p text:style-name="P58">[RIGHT]</text:p></draw:caption><draw:caption text:anchor-type="paragraph" draw:z-index="78" draw:style-name="gr12" svg:width="0.7717in" svg:height="0.7717in" svg:x="0.5299in" svg:y="6.8547in" draw:caption-point-x="1.2917in" draw:caption-point-y="-1.1976in"><text:p text:style-name="P58">[LEFT]</text:p></draw:caption><draw:caption text:anchor-type="paragraph" draw:z-index="79" draw:style-name="gr12" svg:width="0.7717in" svg:height="0.7717in" svg:x="0.3425in" svg:y="5.761in" draw:caption-point-x="1.7394in" draw:caption-point-y="-0.25in"><text:p text:style-name="P58">[UP]</text:p></draw:caption><draw:caption text:anchor-type="paragraph" draw:z-index="80" draw:style-name="gr12" svg:width="0.7717in" svg:height="0.7717in" svg:x="5.561in" svg:y="7.0945in" draw:caption-point-x="-1.1874in" draw:caption-point-y="-1.0835in"><text:p text:style-name="P58">[EXIT]</text:p></draw:caption><draw:caption text:anchor-type="paragraph" draw:z-index="81" draw:style-name="gr12" svg:width="0.7717in" svg:height="0.7717in" svg:x="5.7516in" svg:y="5.9071in" draw:caption-point-x="-1.3362in" draw:caption-point-y="-0.2087in"><text:p text:style-name="P58">[MENU]</text:p></draw:caption><draw:caption text:anchor-type="paragraph" draw:z-index="82" draw:style-name="gr12" svg:width="0.7717in" svg:height="0.7717in" svg:x="5.7516in" svg:y="4.9173in" draw:caption-point-x="-1.4614in" draw:caption-point-y="-0.6248in"><text:p text:style-name="P58">Right Stick</text:p></draw:caption><draw:caption text:anchor-type="paragraph" draw:z-index="83" draw:style-name="gr12" svg:width="0.7717in" svg:height="0.7717in" svg:x="5.8634in" svg:y="3.1984in" draw:caption-point-x="-1.1772in" draw:caption-point-y="0.365in"><text:p text:style-name="P58">AIL SW</text:p></draw:caption><draw:caption text:anchor-type="paragraph" draw:z-index="84" draw:style-name="gr12" svg:width="0.7717in" svg:height="0.7717in" svg:x="5.7591in" svg:y="4.0319in" draw:caption-point-x="-1.4063in" draw:caption-point-y="-0.5209in"><text:p text:style-name="P58">ID0/1/2</text:p></draw:caption>Transmitter Layout</text:h>
      <text:h text:style-name="P49" text:outline-level="1">Main Screen</text:h>
      <text:p text:style-name="Text_20_body"><draw:rect text:anchor-type="paragraph" draw:z-index="21" draw:style-name="gr4" draw:text-style-name="P63" svg:width="2.8323in" svg:height="1.8858in" svg:x="0.2598in" svg:y="0.0547in"><text:p text:style-name="P60"><text:span text:style-name="T16"><text:s/></text:span><text:span text:style-name="T16">GOOFI</text:span></text:p><text:p text:style-name="P60"><text:span text:style-name="T16"><text:s/></text:span><text:span text:style-name="T16">8.9 15:00</text:span></text:p></draw:rect><draw:g text:anchor-type="paragraph" draw:z-index="31" draw:style-name="gr5"><draw:line draw:style-name="gr6" draw:text-style-name="P58" svg:x1="0.4984in" svg:y1="1.1291in" svg:x2="1.4673in" svg:y2="1.1291in"><text:p/></draw:line><draw:line draw:style-name="gr6" draw:text-style-name="P58" svg:x1="0.9764in" svg:y1="1.0244in" svg:x2="0.9764in" svg:y2="1.2327in"><text:p/></draw:line><draw:line draw:style-name="gr7" draw:text-style-name="P58" svg:x1="0.9764in" svg:y1="1.1291in" svg:x2="1.2783in" svg:y2="1.1291in"><text:p/></draw:line></draw:g><draw:g text:anchor-type="paragraph" draw:z-index="32" draw:style-name="gr5"><draw:line draw:style-name="gr6" draw:text-style-name="P58" svg:x1="0.4984in" svg:y1="1.3161in" svg:x2="1.4673in" svg:y2="1.3161in"><text:p/></draw:line><draw:line draw:style-name="gr6" draw:text-style-name="P58" svg:x1="0.9764in" svg:y1="1.2118in" svg:x2="0.9764in" svg:y2="1.4201in"><text:p/></draw:line><draw:line draw:style-name="gr7" draw:text-style-name="P58" svg:x1="0.9764in" svg:y1="1.3161in" svg:x2="1.2783in" svg:y2="1.3161in"><text:p/></draw:line></draw:g><draw:g text:anchor-type="paragraph" draw:z-index="33" draw:style-name="gr5"><draw:line draw:style-name="gr6" draw:text-style-name="P58" svg:x1="0.4984in" svg:y1="1.4827in" svg:x2="1.4673in" svg:y2="1.4827in"><text:p/></draw:line><draw:line draw:style-name="gr6" draw:text-style-name="P58" svg:x1="0.9764in" svg:y1="1.3783in" svg:x2="0.9764in" svg:y2="1.5866in"><text:p/></draw:line><draw:line draw:style-name="gr7" draw:text-style-name="P58" svg:x1="0.9764in" svg:y1="1.4827in" svg:x2="1.2783in" svg:y2="1.4827in"><text:p/></draw:line></draw:g><draw:g text:anchor-type="paragraph" draw:z-index="34" draw:style-name="gr5"><draw:line draw:style-name="gr6" draw:text-style-name="P58" svg:x1="0.4984in" svg:y1="1.6709in" svg:x2="1.4673in" svg:y2="1.6709in"><text:p/></draw:line><draw:line draw:style-name="gr6" draw:text-style-name="P58" svg:x1="0.9764in" svg:y1="1.5661in" svg:x2="0.9764in" svg:y2="1.7744in"><text:p/></draw:line><draw:line draw:style-name="gr7" draw:text-style-name="P58" svg:x1="0.9764in" svg:y1="1.6709in" svg:x2="1.2783in" svg:y2="1.6709in"><text:p/></draw:line></draw:g><draw:g text:anchor-type="paragraph" draw:z-index="35" draw:style-name="gr5"><draw:line draw:style-name="gr6" draw:text-style-name="P58" svg:x1="1.7591in" svg:y1="1.139in" svg:x2="2.728in" svg:y2="1.139in"><text:p/></draw:line><draw:line draw:style-name="gr6" draw:text-style-name="P58" svg:x1="2.2382in" svg:y1="1.0346in" svg:x2="2.2382in" svg:y2="1.2429in"><text:p/></draw:line><draw:line draw:style-name="gr7" draw:text-style-name="P58" svg:x1="2.2382in" svg:y1="1.139in" svg:x2="2.5402in" svg:y2="1.139in"><text:p/></draw:line></draw:g><draw:g text:anchor-type="paragraph" draw:z-index="36" draw:style-name="gr5"><draw:line draw:style-name="gr6" draw:text-style-name="P58" svg:x1="1.7591in" svg:y1="1.3264in" svg:x2="2.728in" svg:y2="1.3264in"><text:p/></draw:line><draw:line draw:style-name="gr6" draw:text-style-name="P58" svg:x1="2.2382in" svg:y1="1.222in" svg:x2="2.2382in" svg:y2="1.4303in"><text:p/></draw:line><draw:line draw:style-name="gr7" draw:text-style-name="P58" svg:x1="2.2382in" svg:y1="1.3264in" svg:x2="2.5402in" svg:y2="1.3264in"><text:p/></draw:line></draw:g><draw:g text:anchor-type="paragraph" draw:z-index="37" draw:style-name="gr5"><draw:line draw:style-name="gr6" draw:text-style-name="P58" svg:x1="1.7591in" svg:y1="1.4937in" svg:x2="2.728in" svg:y2="1.4937in"><text:p/></draw:line><draw:line draw:style-name="gr6" draw:text-style-name="P58" svg:x1="2.2382in" svg:y1="1.389in" svg:x2="2.2382in" svg:y2="1.5972in"><text:p/></draw:line><draw:line draw:style-name="gr7" draw:text-style-name="P58" svg:x1="2.2382in" svg:y1="1.4937in" svg:x2="2.5402in" svg:y2="1.4937in"><text:p/></draw:line></draw:g><draw:g text:anchor-type="paragraph" draw:z-index="38" draw:style-name="gr5"><draw:line draw:style-name="gr6" draw:text-style-name="P58" svg:x1="1.7591in" svg:y1="1.6807in" svg:x2="2.728in" svg:y2="1.6807in"><text:p/></draw:line><draw:line draw:style-name="gr6" draw:text-style-name="P58" svg:x1="2.2382in" svg:y1="1.5764in" svg:x2="2.2382in" svg:y2="1.7846in"><text:p/></draw:line><draw:line draw:style-name="gr7" draw:text-style-name="P58" svg:x1="2.2382in" svg:y1="1.6807in" svg:x2="2.5402in" svg:y2="1.6807in"><text:p/></draw:line></draw:g><draw:line text:anchor-type="paragraph" draw:z-index="39" draw:style-name="gr8" draw:text-style-name="P58" svg:x1="0.3634in" svg:y1="0.1807in" svg:x2="0.3634in" svg:y2="1.8681in"><text:p/></draw:line><draw:line text:anchor-type="paragraph" draw:z-index="40" draw:style-name="gr9" draw:text-style-name="P58" svg:x1="0.2598in" svg:y1="1.0764in" svg:x2="0.478in" svg:y2="1.0764in"><text:p/></draw:line><draw:line text:anchor-type="paragraph" draw:z-index="41" draw:style-name="gr10" draw:text-style-name="P58" svg:x1="0.3634in" svg:y1="1.0354in" svg:x2="0.3634in" svg:y2="1.1083in"><text:p/></draw:line><draw:line text:anchor-type="paragraph" draw:z-index="42" draw:style-name="gr8" draw:text-style-name="P58" svg:x1="2.9772in" svg:y1="0.111in" svg:x2="2.9772in" svg:y2="1.7984in"><text:p/></draw:line><draw:line text:anchor-type="paragraph" draw:z-index="43" draw:style-name="gr9" draw:text-style-name="P58" svg:x1="2.8736in" svg:y1="1.0071in" svg:x2="3.0917in" svg:y2="1.0071in"><text:p/></draw:line><draw:line text:anchor-type="paragraph" draw:z-index="44" draw:style-name="gr10" draw:text-style-name="P58" svg:x1="2.9772in" svg:y1="0.9661in" svg:x2="2.9772in" svg:y2="1.039in"><text:p/></draw:line><draw:line text:anchor-type="paragraph" draw:z-index="45" draw:style-name="gr8" draw:text-style-name="P58" svg:x1="2.328in" svg:y1="1.8256in" svg:x2="2.328in" svg:y2="1.913in"><text:p/></draw:line><draw:line text:anchor-type="paragraph" draw:z-index="46" draw:style-name="gr9" draw:text-style-name="P58" svg:x1="1.7228in" svg:y1="1.8701in" svg:x2="2.9236in" svg:y2="1.8701in"><text:p/></draw:line><draw:line text:anchor-type="paragraph" draw:z-index="47" draw:style-name="gr10" draw:text-style-name="P58" svg:x1="2.4272in" svg:y1="1.8339in" svg:x2="2.4272in" svg:y2="1.9067in"><text:p/></draw:line><draw:line text:anchor-type="paragraph" draw:z-index="48" draw:style-name="gr8" draw:text-style-name="P58" svg:x1="1.078in" svg:y1="1.8256in" svg:x2="1.078in" svg:y2="1.913in"><text:p/></draw:line><draw:line text:anchor-type="paragraph" draw:z-index="49" draw:style-name="gr9" draw:text-style-name="P58" svg:x1="0.4728in" svg:y1="1.8701in" svg:x2="1.6736in" svg:y2="1.8701in"><text:p/></draw:line><draw:line text:anchor-type="paragraph" draw:z-index="50" draw:style-name="gr10" draw:text-style-name="P58"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715260545" text:style-name="L4">
        <text:list-item>
          <text:p text:style-name="P25">The current model's name. (GOOFI in this case and yes, it's a real airplane)</text:p>
        </text:list-item>
        <text:list-item>
          <text:p text:style-name="P25">The battery voltage.</text:p>
        </text:list-item>
        <text:list-item>
          <text:p text:style-name="P25">Trim increment information.</text:p>
        </text:list-item>
        <text:list-item>
          <text:p text:style-name="P25">Timer and timer trigger information. Pressing [EXIT LONG] resets the timer.</text:p>
        </text:list-item>
        <text:list-item>
          <text:p text:style-name="P25">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444011715" text:style-name="L5">
        <text:list-item>
          <text:p text:style-name="P26">Value bars – these show the output values for the first 8 channels.</text:p>
        </text:list-item>
        <text:list-item>
          <text:p text:style-name="P26">Value values – The output values for the first 8 channels.</text:p>
        </text:list-item>
        <text:list-item>
          <text:p text:style-name="P26">Input values – Stick position and switch indicators.</text:p>
        </text:list-item>
      </text:list>
      <text:h text:style-name="Heading_20_2" text:outline-level="2"/>
      <text:p text:style-name="Text_20_body"/>
      <text:h text:style-name="Heading_20_2" text:outline-level="2"/>
      <text:h text:style-name="P54" text:outline-level="2">Statistics Screens Statistics Screens</text:h>
      <text:p text:style-name="Text_20_body"><draw:rect text:anchor-type="paragraph" draw:z-index="23" draw:style-name="gr4" draw:text-style-name="P62" svg:width="2.8323in" svg:height="1.8858in" svg:x="0.2598in" svg:y="0.0547in"><text:p text:style-name="P60"><text:span text:style-name="T15">STAT <text:s text:c="6"/>08:02 TOT</text:span></text:p><text:p text:style-name="P60"><text:span text:style-name="T15"><text:s/></text:span><text:span text:style-name="T15">TME 08:02 00:00 TSW</text:span></text:p><text:p text:style-name="P60"><text:span text:style-name="T15"><text:s/></text:span><text:span text:style-name="T15">STK 00:00 00:00 ST%</text:span></text:p></draw:rect><draw:rect text:anchor-type="paragraph" draw:z-index="22" draw:style-name="gr4" draw:text-style-name="P62" svg:width="2.8323in" svg:height="1.8858in" svg:x="3.239in" svg:y="0.0445in"><text:p text:style-name="P60"><text:span text:style-name="T15">STAT2</text:span></text:p><text:p text:style-name="P60"><text:span text:style-name="T15">tmr 1Lat max <text:s/>5 us</text:span></text:p><text:p text:style-name="P60"><text:span text:style-name="T15">tmr 1Lat min <text:s/>5 us</text:span></text:p><text:p text:style-name="P60"><text:span text:style-name="T15">tmr 1 Jitter <text:s/>0 us</text:span></text:p><text:p text:style-name="P60"><text:span text:style-name="T15">tmain <text:s text:c="5"/>6,31 ms</text:span></text:p></draw:rect><draw:line text:anchor-type="paragraph" draw:z-index="51" draw:style-name="gr11" draw:text-style-name="P58" svg:x1="0.3646in" svg:y1="0.8083in" svg:x2="0.3547in" svg:y2="1.8299in"><text:p/></draw:line><draw:line text:anchor-type="paragraph" draw:z-index="52" draw:style-name="gr11" draw:text-style-name="P58"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9"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1940574380" text:style-name="L6">
        <text:list-item>
          <text:p text:style-name="P27">Radio Setup</text:p>
        </text:list-item>
        <text:list-item>
          <text:p text:style-name="P27">Startup Warnings</text:p>
        </text:list-item>
        <text:list-item>
          <text:p text:style-name="P27">PPM In Calibration</text:p>
        </text:list-item>
        <text:list-item>
          <text:p text:style-name="P27">Version Information</text:p>
        </text:list-item>
        <text:list-item>
          <text:p text:style-name="P27">Diagnostics</text:p>
        </text:list-item>
        <text:list-item>
          <text:p text:style-name="P27">Analog Inputs</text:p>
        </text:list-item>
        <text:list-item>
          <text:p text:style-name="P27">Calibration</text:p>
        </text:list-item>
      </text:list>
      <text:p text:style-name="Text_20_body"/>
      <text:p text:style-name="Text_20_body"/>
      <text:h text:style-name="Heading_20_2" text:outline-level="2"/>
      <text:h text:style-name="P54" text:outline-level="2">Radio Setup (1/6)</text:h>
      <text:p text:style-name="Text_20_body"><draw:rect text:anchor-type="paragraph" draw:z-index="24" draw:style-name="gr4" draw:text-style-name="P62" svg:width="3.1496in" svg:height="1.8862in" svg:x="0.2598in" svg:y="0.0547in"><text:p text:style-name="P60"><text:span text:style-name="T15">RADIO SETUP <text:s text:c="8"/>1/6</text:span></text:p><text:p text:style-name="P60"><text:span text:style-name="T15">Owner Name ME OFCOURSE</text:span></text:p><text:p text:style-name="P60"><text:span text:style-name="T15">Beeper <text:s text:c="11"/>Quiet</text:span></text:p><text:p text:style-name="P60"><text:span text:style-name="T15">Contrast <text:s text:c="10"/>25</text:span></text:p><text:p text:style-name="P60"><text:span text:style-name="T15">BAT Warning <text:s text:c="7"/>9,0v</text:span></text:p><text:p text:style-name="P60"><text:span text:style-name="T15">Inactivity Alarm <text:s text:c="2"/>0m</text:span></text:p><text:p text:style-name="P60"><text:span text:style-name="T15"><text:s/></text:span><text:span text:style-name="T15">Mode ↔☼ <text:s/>↕☼ <text:s/>☼↕ <text:s/>☼↔</text:span></text:p><text:p text:style-name="P60"><text:span text:style-name="T15"><text:s text:c="3"/></text:span><text:span text:style-name="T15">2 <text:s/>RUD THR ELE AIL</text:span></text:p></draw:rect></text:p>
      <text:p text:style-name="Text_20_body">Use this screen to set up general functions for the Tx:</text:p>
      <text:list xml:id="list132432596" text:style-name="L7">
        <text:list-item>
          <text:p text:style-name="P28">Owner Name: The radio owner's name. <text:s/>You... <text:s/>Unless.... <text:s/>(hmmm...)<text:line-break/>This will also be displayed on the splash screen.</text:p>
        </text:list-item>
        <text:list-item>
          <text:p text:style-name="P28">Beeper: Sets Beeping levels</text:p>
          <text:list>
            <text:list-item>
              <text:p text:style-name="P28">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8">No keys. <text:s/>The beeps are normal but edit keys are silent.</text:p>
            </text:list-item>
            <text:list-item>
              <text:p text:style-name="P28">Normal. <text:s/>Normal beeping. <text:s text:c="2"/></text:p>
            </text:list-item>
            <text:list-item>
              <text:p text:style-name="P28">Long beeps. <text:s/>For those who want to annoy other people.</text:p>
            </text:list-item>
            <text:list-item>
              <text:p text:style-name="P28">Extra long beeps....</text:p>
            </text:list-item>
          </text:list>
        </text:list-item>
        <text:list-item>
          <text:p text:style-name="P28">Contrast: The LCD's contrast. <text:s/>The values can be 20..45.<text:line-break/>The higher the value the darker the screen.</text:p>
        </text:list-item>
        <text:list-item>
          <text:p text:style-name="P28">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8">Inactivity alarm: This will set up a warning that will beep if the Tx is left unattended for the specified amount of time.<text:line-break/>Values can be from 1 to 250 minutes. <text:s/>To reset the timer simply move one of the sticks.</text:p>
        </text:list-item>
        <text:list-item>
          <text:p text:style-name="P28">Filter ADC: </text:p>
          <text:list>
            <text:list-item>
              <text:p text:style-name="P28">SING: Single conversion. This is the fastest conversion but base resolution is 1024.</text:p>
            </text:list-item>
            <text:list-item>
              <text:p text:style-name="P28">OSMP: Oversampling. <text:s/>This uses extra samples to increase resolution to 2048. <text:s/>Just slightly slower than SING.</text:p>
            </text:list-item>
            <text:list-item>
              <text:p text:style-name="P28">FILT: Filtered. <text:s/>This is in case you have excessive noise from the conversion (servo jitters). <text:s/>This will filter the input and prevent that noise. <text:s/>It will, however, increase latency by ~30msec.</text:p>
            </text:list-item>
          </text:list>
        </text:list-item>
        <text:list-item>
          <text:p text:style-name="P28">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8">Minute beep: Beeps every full minute while the timer is running.</text:p>
        </text:list-item>
        <text:list-item>
          <text:p text:style-name="P28"><text:soft-page-break/>Countdown beep: Beeps at 30, 20, 10, 3, 2 and 1 seconds before the timer ends. </text:p>
        </text:list-item>
        <text:list-item>
          <text:p text:style-name="P28">Flash on beep: Flashes the backlight on timer beeps.</text:p>
        </text:list-item>
        <text:list-item>
          <text:p text:style-name="P28">Light switch: This chooses a switch which can be used to turn on a backlight if connected.</text:p>
        </text:list-item>
        <text:list-item>
          <text:p text:style-name="P28">Light off after: When this is not OFF any keypress will turn on the backlight and turn it off after the specified number of seconds.</text:p>
        </text:list-item>
        <text:list-item>
          <text:p text:style-name="P28">Splash screen: Show the logo on radio startup. <text:s/>Btw, <text:s/>you might not know this but the splash screen can be skipped on startup by pressing any key.</text:p>
        </text:list-item>
        <text:list-item>
          <text:p text:style-name="P28">Throttle warning: If ON will show a warning when throttle is not at idle when the Tx is turned on. <text:s/>The Tx will not output a signal until the alert is cleared.</text:p>
        </text:list-item>
        <text:list-item>
          <text:p text:style-name="P28">Switch warning: If ON will show a warning when the switches are not at the default position when the Tx is turned on. <text:s/>The Tx will not output a signal until the alert is cleared.</text:p>
        </text:list-item>
        <text:list-item>
          <text:p text:style-name="P28">Memory warning: If ON will show a warning when the available eeprom memory is less than 200 bytes when the Tx is turned on. <text:s/>The Tx will not output a signal until the alert is cleared.</text:p>
        </text:list-item>
        <text:list-item>
          <text:p text:style-name="P28">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28">Mode: Choose between MODE1, MODE2, MODE3 and MODE4.</text:p>
        </text:list-item>
      </text:list>
      <text:p text:style-name="P22">2</text:p>
      <text:p text:style-name="Text_20_body"/>
      <text:h text:style-name="P54" text:outline-level="2">PPM In (2/6)</text:h>
      <text:p text:style-name="Text_20_body"><draw:rect text:anchor-type="paragraph" draw:z-index="25" draw:style-name="gr4" draw:text-style-name="P62" svg:width="3.1496in" svg:height="1.8862in" svg:x="0.2598in" svg:y="0.0547in"><text:p text:style-name="P60"><text:span text:style-name="T15">PPMIN <text:s text:c="14"/>2/6</text:span></text:p><text:p text:style-name="P60"><text:span text:style-name="T15"/></text:p><text:p text:style-name="P60"><text:span text:style-name="T15">Cal <text:s/>0,0 <text:s/>0,0 <text:s/>0,0 <text:s/>0,0</text:span></text:p><text:p text:style-name="P60"><text:span text:style-name="T15"><text:s text:c="5"/></text:span><text:span text:style-name="T15">0,0 <text:s/>0,0 <text:s/>0,0 <text:s/>0,0</text:span></text:p><text:p text:style-name="P60"><text:span text:style-name="T15"/></text:p><text:p text:style-name="P60"><text:span text:style-name="T15">Multiplier 1,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 multiplier does as it's name suggests. <text:s/>It multiplies the ppm Input by a set amount. <text:s/>Great for dealing with different tx's whose makers don't know how to encode PPM <text:s/>:-P.</text:p>
      <text:p text:style-name="Standard"/>
      <text:h text:style-name="Heading_20_2" text:outline-level="2">Version Info (3/6)</text:h>
      <text:p text:style-name="Text_20_body"><draw:rect text:anchor-type="paragraph" draw:z-index="26" draw:style-name="gr4" draw:text-style-name="P62" svg:width="3.1496in" svg:height="1.8862in" svg:x="0.2598in" svg:y="0.0547in"><text:p text:style-name="P60"><text:span text:style-name="T15">VERSION <text:s text:c="12"/>3/6</text:span></text:p><text:p text:style-name="P60"><text:span text:style-name="T15"/></text:p><text:p text:style-name="P60"><text:span text:style-name="T15"><text:s/></text:span><text:span text:style-name="T15">SVN: trunk-r98</text:span></text:p><text:p text:style-name="P60"><text:span text:style-name="T15">VERS: V1.2484-erez</text:span></text:p><text:p text:style-name="P60"><text:span text:style-name="T15">DATE: 06.09.2010</text:span></text:p><text:p text:style-name="P60"><text:span text:style-name="T15">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54" text:outline-level="2">Diagnostics (4/6)</text:h>
      <text:p text:style-name="Text_20_body"><draw:rect text:anchor-type="paragraph" draw:z-index="27" draw:style-name="gr4" draw:text-style-name="P62" svg:width="3.1496in" svg:height="1.8862in" svg:x="0.2598in" svg:y="0.0547in"><text:p text:style-name="P60"><text:span text:style-name="T15">DIAG <text:s text:c="4"/>THR 0 <text:s text:c="5"/>4/6</text:span></text:p><text:p text:style-name="P60"><text:span text:style-name="T15"><text:s text:c="9"/></text:span><text:span text:style-name="T15">RUD 0</text:span></text:p><text:p text:style-name="P60"><text:span text:style-name="T15"><text:s/></text:span><text:span text:style-name="T15">Left 0 <text:s/>ELE 0</text:span></text:p><text:p text:style-name="P60"><text:span text:style-name="T15">Right 0 <text:s/>ID1 1 <text:s/>Trim- +</text:span></text:p><text:p text:style-name="P60"><text:span text:style-name="T15"><text:s text:c="3"/></text:span><text:span text:style-name="T15">Up 0 <text:s/>ID2 0 <text:s/>↔☼ <text:s/>0 0</text:span></text:p><text:p text:style-name="P60"><text:span text:style-name="T15"><text:s/></text:span><text:span text:style-name="T15">Down 0 <text:s/>AIL 0 <text:s/>↕☼ <text:s/>0 0</text:span></text:p><text:p text:style-name="P60"><text:span text:style-name="T15"><text:s/></text:span><text:span text:style-name="T15">Exit 0 <text:s/>GEA 0 <text:s/>☼↕ <text:s/>0 0</text:span></text:p><text:p text:style-name="P60"><text:span text:style-name="T15"><text:s/></text:span><text:span text:style-name="T15">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62" svg:width="3.1496in" svg:height="1.8862in" svg:x="0.2598in" svg:y="0.0547in"><text:p text:style-name="P60"><text:span text:style-name="T15">ANA A1 <text:s/>0422 <text:s text:c="5"/>0 5/6</text:span></text:p><text:p text:style-name="P60"><text:span text:style-name="T15"><text:s text:c="4"/></text:span><text:span text:style-name="T15">A2 <text:s/>0347 <text:s text:c="4"/>63</text:span></text:p><text:p text:style-name="P60"><text:span text:style-name="T15"><text:s text:c="4"/></text:span><text:span text:style-name="T15">A3 <text:s/>0466 <text:s text:c="5"/>0</text:span></text:p><text:p text:style-name="P60"><text:span text:style-name="T15"><text:s text:c="4"/></text:span><text:span text:style-name="T15">A4 <text:s/>0414 <text:s text:c="5"/>0</text:span></text:p><text:p text:style-name="P60"><text:span text:style-name="T15"><text:s text:c="4"/></text:span><text:span text:style-name="T15">A5 <text:s/>07EE <text:s text:c="3"/>-30</text:span></text:p><text:p text:style-name="P60"><text:span text:style-name="T15"><text:s text:c="4"/></text:span><text:span text:style-name="T15">A6 <text:s/>0345 <text:s text:c="3"/>-30</text:span></text:p><text:p text:style-name="P60"><text:span text:style-name="T15"><text:s text:c="4"/></text:span><text:span text:style-name="T15">A7 <text:s/>06AE <text:s text:c="4"/>80</text:span></text:p><text:p text:style-name="P60"><text:span text:style-name="T15"><text:s text:c="4"/></text:span><text:span text:style-name="T15">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54" text:outline-level="2">Calibration (6/6)</text:h>
      <text:p text:style-name="Text_20_body"><draw:rect text:anchor-type="paragraph" draw:z-index="29" draw:style-name="gr4" draw:text-style-name="P62" svg:width="3.1496in" svg:height="1.8898in" svg:x="0.2598in" svg:y="0.0547in"><text:p text:style-name="P60"><text:span text:style-name="T15">CALIBRATION <text:s text:c="8"/>7/7</text:span></text:p><text:p text:style-name="P60"><text:span text:style-name="T15"><text:s text:c="8"/></text:span><text:span text:style-name="T15">0355&lt;0422 &gt;033F</text:span></text:p><text:p text:style-name="P60"><text:span text:style-name="T15">SetMid <text:s/>0200&lt;0414 &gt;0353</text:span></text:p><text:p text:style-name="P60"><text:span text:style-name="T15">SetSpan 0302&lt;0410 &gt;0354</text:span></text:p><text:p text:style-name="P60"><text:span text:style-name="T15">Done <text:s text:c="3"/>0360&lt;0416 &gt;03E0</text:span></text:p><text:p text:style-name="P60"><text:span text:style-name="T15"><text:s text:c="8"/></text:span><text:span text:style-name="T15">03B0&lt;0200 &gt;0344</text:span></text:p><text:p text:style-name="P60"><text:span text:style-name="T15"><text:s text:c="8"/></text:span><text:span text:style-name="T15">03D0&lt;0233 &gt;03FF</text:span></text:p><text:p text:style-name="P60"><text:span text:style-name="T15"><text:s text:c="8"/></text:span><text:span text:style-name="T15">03F0&lt;0268 &gt;03FF</text:span></text:p></draw:rect></text:p>
      <text:p text:style-name="Standard">This screen allows you to calibrate the analog channels (A1..A7).</text:p>
      <text:p text:style-name="Standard"/>
      <text:p text:style-name="Standard">The calibration method goes like this: </text:p>
      <text:list xml:id="list150569397" text:style-name="L8">
        <text:list-item>
          <text:p text:style-name="P29">Press [DOWN] → (SetMid) </text:p>
        </text:list-item>
        <text:list-item>
          <text:p text:style-name="P29">Set Sticks to center. (Including throttle and pots)</text:p>
        </text:list-item>
        <text:list-item>
          <text:p text:style-name="P29">Press [DOWN] → (SetSpan) </text:p>
        </text:list-item>
        <text:list-item>
          <text:p text:style-name="P29">Move sticks and pots through full range. </text:p>
        </text:list-item>
        <text:list-item>
          <text:p text:style-name="P29">Press [DOWN] → (Done) – Values are saved here.</text:p>
        </text:list-item>
        <text:list-item>
          <text:p text:style-name="P29">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9"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2041707647" text:style-name="L9">
        <text:list-item>
          <text:p text:style-name="P30">Model Select</text:p>
        </text:list-item>
        <text:list-item>
          <text:p text:style-name="P30">Model Setup</text:p>
        </text:list-item>
        <text:list-item>
          <text:p text:style-name="P30">Heli Setup</text:p>
        </text:list-item>
        <text:list-item>
          <text:p text:style-name="P30">Expo/Dr</text:p>
        </text:list-item>
        <text:list-item>
          <text:p text:style-name="P30">Mixer (This is the important one)</text:p>
        </text:list-item>
        <text:list-item>
          <text:p text:style-name="P30">Limits</text:p>
        </text:list-item>
        <text:list-item>
          <text:p text:style-name="P30">Curves</text:p>
        </text:list-item>
        <text:list-item>
          <text:p text:style-name="P30">Custom Switches</text:p>
        </text:list-item>
        <text:list-item>
          <text:p text:style-name="P30">Safety Switches</text:p>
        </text:list-item>
        <text:list-item>
          <text:p text:style-name="P30">Templates </text:p>
        </text:list-item>
      </text:list>
      <text:h text:style-name="Heading_20_2" text:outline-level="2"/>
      <text:h text:style-name="P54" text:outline-level="2">Model Select (1/10)</text:h>
      <text:p text:style-name="Text_20_body"><draw:rect text:anchor-type="paragraph" draw:z-index="30" draw:style-name="gr4" draw:text-style-name="P62" svg:width="3.1496in" svg:height="1.8862in" svg:x="0.2598in" svg:y="0.0547in"><text:p text:style-name="P60"><text:span text:style-name="T15">MODELSEL <text:s/>free 1560 1/9</text:span></text:p><text:p text:style-name="P60"><text:span text:style-name="T15"/></text:p><text:p text:style-name="P60"><text:span text:style-name="T15">*01 GOOFI <text:s text:c="7"/>114</text:span></text:p><text:p text:style-name="P60"><text:span text:style-name="T15"><text:s/></text:span><text:span text:style-name="T15">02 YAK 55 <text:s text:c="7"/>60</text:span></text:p><text:p text:style-name="P60"><text:span text:style-name="T15"><text:s/></text:span><text:span text:style-name="T15">03</text:span></text:p><text:p text:style-name="P60"><text:span text:style-name="T15"><text:s/></text:span><text:span text:style-name="T15">04</text:span></text:p><text:p text:style-name="P60"><text:span text:style-name="T15"><text:s/></text:span><text:span text:style-name="T15">05</text:span></text:p><text:p text:style-name="P60"><text:span text:style-name="T15"><text:s/></text:span><text:span text:style-name="T15">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RIGHT LONG] will load the model and go to the next screen (Model Setup). </text:p>
      <text:p text:style-name="P12">Pressing [<text:span text:style-name="T12">LEFT</text:span> LONG] will load the model and exit to the main screen.</text:p>
      <text:h text:style-name="Heading_20_2" text:outline-level="2"/>
      <text:h text:style-name="Heading_20_2" text:outline-level="2"/>
      <text:h text:style-name="P54" text:outline-level="2">Model Setup (2/10)</text:h>
      <text:p text:style-name="Text_20_body"><draw:rect text:anchor-type="paragraph" draw:z-index="53" draw:style-name="gr4" draw:text-style-name="P62" svg:width="3.1496in" svg:height="1.8862in" svg:x="0.2598in" svg:y="0.0547in"><text:p text:style-name="P60"><text:span text:style-name="T15">SETUP 01 <text:s text:c="11"/>2/9</text:span></text:p><text:p text:style-name="P60"><text:span text:style-name="T15">Name <text:s text:c="6"/>GOOFI</text:span></text:p><text:p text:style-name="P60"><text:span text:style-name="T15">Timer <text:s text:c="5"/>15:00</text:span></text:p><text:p text:style-name="P60"><text:span text:style-name="T15">Trigger <text:s text:c="3"/>Ths</text:span></text:p><text:p text:style-name="P60"><text:span text:style-name="T15">Timer <text:s text:c="5"/>Count Down</text:span></text:p><text:p text:style-name="P60"><text:span text:style-name="T15">T-Trim <text:s text:c="4"/>ON</text:span></text:p><text:p text:style-name="P60"><text:span text:style-name="T15">T-Expo <text:s text:c="4"/>ON</text:span></text:p><text:p text:style-name="P60"><text:span text:style-name="T15">Trim Inc <text:s text:c="2"/>Medium</text:span></text:p></draw:rect></text:p>
      <text:p text:style-name="Standard">Lots of options here:</text:p>
      <text:list xml:id="list983099757" text:style-name="L10">
        <text:list-item>
          <text:p text:style-name="P31">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31">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31">Trigger: <text:s/>Choose what triggers the timer → (remember – by pressing [LEFT] you'll see the same values with the “!” sign. <text:s/>This means that the usage is inverted)</text:p>
          <text:list>
            <text:list-item>
              <text:p text:style-name="P31">OFF – timer is off.</text:p>
            </text:list-item>
            <text:list-item>
              <text:p text:style-name="P31">ABS – timer is on.</text:p>
            </text:list-item>
            <text:list-item>
              <text:p text:style-name="P31">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31">Switches – You can specify a switch so whenever that switch is activated the timer counts.</text:p>
            </text:list-item>
            <text:list-item>
              <text:p text:style-name="P31">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31">Timer: Here you can choose whether the timer counts up or down.</text:p>
        </text:list-item>
        <text:list-item>
          <text:p text:style-name="P31">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31">T-Expo: 'nother throttle related function. <text:s/>This one makes the throttle stick's expo go from zero to full instead of having a center like all the others. <text:s/>Always the odd kid out this throttle is.</text:p>
        </text:list-item>
        <text:list-item>
          <text:p text:style-name="P31">Trim Inc: Trim increments:</text:p>
          <text:list>
            <text:list-item>
              <text:p text:style-name="P31"><text:soft-page-break/>Exp – Exponential. <text:s/>With this the trims are fine near the center and get progressively coarser farther out.</text:p>
            </text:list-item>
            <text:list-item>
              <text:p text:style-name="P31">ExFine – Extra fine – 1 step per click.</text:p>
            </text:list-item>
            <text:list-item>
              <text:p text:style-name="P31">Fine – 2 steps per click.</text:p>
            </text:list-item>
            <text:list-item>
              <text:p text:style-name="P31">Medium (my personal favorite) – 4 steps per click.</text:p>
            </text:list-item>
            <text:list-item>
              <text:p text:style-name="P31">Coarse – 8 steps per click.</text:p>
            </text:list-item>
          </text:list>
        </text:list-item>
        <text:list-item>
          <text:p text:style-name="P31">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31">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31">Proto: encoding protocol</text:p>
          <text:list>
            <text:list-item>
              <text:p text:style-name="P31">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31">Other protocols include Silver A/B/C and TRAC09.</text:p>
            </text:list-item>
          </text:list>
        </text:list-item>
        <text:list-item>
          <text:p text:style-name="P31">Shift Sel: Shift select. <text:s/>POS/NEG. <text:s/>Select signal shift. <text:s/>POSitive or NEGative. <text:s/></text:p>
        </text:list-item>
        <text:list-item>
          <text:p text:style-name="P31">E. Limits: Extended limits. <text:s/>Allows limits to go to <text:span text:style-name="T10">±</text:span>125%. <text:s/><text:span text:style-name="T11">Please test first and make sure this does not cause unwanted mixing between channels.</text:span></text:p>
        </text:list-item>
        <text:list-item>
          <text:p text:style-name="P31">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6">Deleting a model causes the memory to jump to the previous model memory in the list. Do not delete a model memory while you have a model "listening". Always shut down your receiver before deleting a model.</text:span></text:span><text:span text:style-name="T6"> </text:span></text:p>
      <text:p text:style-name="P7">(This all sounds perfectly reasonable until you actually forget to turn off you electric model and have it fly around your house uncontrolled – you've been warned!)</text:p>
      <text:p text:style-name="Text_20_body"/>
      <text:p text:style-name="P8"/>
      <text:h text:style-name="P54" text:outline-level="2">Heli Setup (3/10)</text:h>
      <text:p text:style-name="Text_20_body"/>
      <text:p text:style-name="Text_20_body">This screen is specifically designed to help you set up a CCPM heli.</text:p>
      <text:list xml:id="list1812564552" text:style-name="L11">
        <text:list-item>
          <text:p text:style-name="P39">Swash Type: This defines what kind of Swash plate you have on your heli:</text:p>
          <text:list>
            <text:list-item>
              <text:p text:style-name="P39">120: <text:s/>“Standard” 120<text:span text:style-name="T10">°</text:span> swash plate. <text:s/>The “pitch” servo is towards the front/back.</text:p>
            </text:list-item>
            <text:list-item>
              <text:p text:style-name="P39">120X: Same 120<text:span text:style-name="T10">° swash plate but turned 90° so the pitch servo is on one side.</text:span></text:p>
            </text:list-item>
            <text:list-item>
              <text:p text:style-name="P40">140: 140° swash plate – again, the “pitch” servo is towards the front/back.</text:p>
            </text:list-item>
            <text:list-item>
              <text:p text:style-name="P40">90: 90° - Basically a simple 90° setup where you have a single servo operating the pitch and two operating the roll.</text:p>
            </text:list-item>
          </text:list>
        </text:list-item>
        <text:list-item>
          <text:p text:style-name="P40">Collective: This defines the collective's source. <text:s/>The idea being that you can create a mix with all the required curves and switches and simply plug it in here to mix with the others.</text:p>
        </text:list-item>
        <text:list-item>
          <text:p text:style-name="P40">Swash Ring: As the name implies. <text:s/>This limits stick movement just like a physical swash ring. Notice that this only works on AIL and ELE regardless of radio mode selected.</text:p>
        </text:list-item>
        <text:list-item>
          <text:p text:style-name="P40">ELE/AIL/COL Invert: These invert the direction of the input functions. <text:s/>Use these to make the controls move the correct way when setting up your heli.</text:p>
        </text:list-item>
      </text:list>
      <text:h text:style-name="P54" text:outline-level="2">Expo/Dr (4/10)</text:h>
      <text:p text:style-name="Standard"><draw:rect text:anchor-type="paragraph" draw:z-index="54" draw:style-name="gr4" draw:text-style-name="P62" svg:width="3.1496in" svg:height="1.8862in" svg:x="0.2598in" svg:y="0.0547in"><text:p text:style-name="P60"><text:span text:style-name="T15">EXPO/DR <text:s text:c="12"/>3/9</text:span></text:p><text:p text:style-name="P60"><text:span text:style-name="T15"><text:s text:c="4"/></text:span><text:span text:style-name="T15">exp <text:s text:c="2"/>% <text:s text:c="2"/>sw1 sw2</text:span></text:p><text:p text:style-name="P60"><text:span text:style-name="T15">RUD <text:s text:c="2"/>0 100 - --- --- H</text:span></text:p><text:p text:style-name="P60"><text:span text:style-name="T15">THR <text:s/>50 100 - --- --- H</text:span></text:p><text:p text:style-name="P60"><text:span text:style-name="T15">ELE <text:s text:c="2"/>0 100 - --- --- H</text:span></text:p><text:p text:style-name="P60"><text:span text:style-name="T15">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101092840" text:style-name="L12">
        <text:list-item>
          <text:p text:style-name="P32">"-”: This means both left and right values are equal. <text:s/>Pressing [UP]/[DOWN]/[LEFT]/[RIGHT] will change <text:span text:style-name="T6">both</text:span><text:span text:style-name="T7"> values simultaneously.</text:span></text:p>
        </text:list-item>
        <text:list-item>
          <text:p text:style-name="P33">"←”,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728958407" text:style-name="L13">
        <text:list-item>
          <text:p text:style-name="P34">H: High.</text:p>
        </text:list-item>
        <text:list-item>
          <text:p text:style-name="P34">M: Medium.</text:p>
        </text:list-item>
        <text:list-item>
          <text:p text:style-name="P34">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54" text:outline-level="2">Mixer (5/10)</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62" svg:width="3.1496in" svg:height="1.8862in" svg:x="0.2598in" svg:y="0.0547in"><text:p text:style-name="P60"><text:span text:style-name="T15">MIXER <text:s text:c="14"/>4/9</text:span></text:p><text:p text:style-name="P61"><text:span text:style-name="T15"><text:s text:c="7"/></text:span><text:span text:style-name="T15">wt src <text:s/>sw crv</text:span></text:p><text:p text:style-name="P61"><text:span text:style-name="T15">CH1 <text:s/>100% RUD</text:span></text:p><text:p text:style-name="P61"><text:span text:style-name="T15">CH2 <text:s/>100% ELE</text:span></text:p><text:p text:style-name="P61"><text:span text:style-name="T15">CH3 <text:s/>100% THR</text:span></text:p><text:p text:style-name="P61"><text:span text:style-name="T15">CH4 <text:s/>100% AIL</text:span></text:p><text:p text:style-name="P61"><text:span text:style-name="T15">CH5</text:span></text:p><text:p text:style-name="P61"><text:span text:style-name="T15">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56" text:outline-level="3">Edit Mix</text:h>
      <text:p text:style-name="Text_20_body"><draw:rect text:anchor-type="paragraph" draw:z-index="55" draw:style-name="gr4" draw:text-style-name="P62" svg:width="3.1496in" svg:height="1.8862in" svg:x="0.2598in" svg:y="0.0547in"><text:p text:style-name="P60"><text:span text:style-name="T15">EDIT MIX <text:s/>CH1</text:span></text:p><text:p text:style-name="P60"><text:span text:style-name="T15"><text:s text:c="2"/></text:span><text:span text:style-name="T15">Source <text:s/>RUD</text:span></text:p><text:p text:style-name="P60"><text:span text:style-name="T15"><text:s text:c="2"/></text:span><text:span text:style-name="T15">Weight <text:s/>100</text:span></text:p><text:p text:style-name="P60"><text:span text:style-name="T15"><text:s text:c="2"/></text:span><text:span text:style-name="T15">Offset <text:s/>0</text:span></text:p><text:p text:style-name="P60"><text:span text:style-name="T15"><text:s text:c="2"/></text:span><text:span text:style-name="T15">Trim <text:s text:c="3"/>ON</text:span></text:p><text:p text:style-name="P60"><text:span text:style-name="T15"><text:s text:c="2"/></text:span><text:span text:style-name="T15">Curves <text:s/>c1</text:span></text:p><text:p text:style-name="P60"><text:span text:style-name="T15"><text:s text:c="2"/></text:span><text:span text:style-name="T15">Switch <text:s/>---</text:span></text:p><text:p text:style-name="P60"><text:span text:style-name="T15"><text:s text:c="2"/></text:span><text:span text:style-name="T15">Warning OFF</text:span></text:p></draw:rect></text:p>
      <text:p text:style-name="Text_20_body">In this screen you edit individual mixes.</text:p>
      <text:p text:style-name="Text_20_body">Here are the available options for each mix:</text:p>
      <text:list xml:id="list387633509" text:style-name="L14">
        <text:list-item>
          <text:p text:style-name="P41">Source: <text:s/>This is the input for the mix. <text:s/>It can be the following:</text:p>
          <text:list>
            <text:list-item>
              <text:p text:style-name="P41">Stick or pot: Self explanatory.</text:p>
            </text:list-item>
            <text:list-item>
              <text:p text:style-name="P41">MAX: <text:s/>The output is either 0 or the value describes in “weight”. <text:s/>This is controlled by the switch.</text:p>
            </text:list-item>
            <text:list-item>
              <text:p text:style-name="P41">FULL: Same as MAX but the value is “-weight” if the switch is off or “weight” if the switch is on. <text:line-break/>MAX and FULL can be a little confusing. <text:s/>Look in the examples section for, well, examples :).</text:p>
            </text:list-item>
            <text:list-item>
              <text:p text:style-name="P41">PPM1..PPM8: <text:s/>PPM input channels. <text:s/>These are fed by the ppm input or “trainer port”. <text:s/>You can use these to configure a buddy system or to simply extend your radio with more functions (like head tracking for you FPV guys).</text:p>
            </text:list-item>
            <text:list-item>
              <text:p text:style-name="P41">CH1..CH16: These are the outputs of the other mixes. <text:s/>You can use these to chain mixes for very complex behavior.</text:p>
            </text:list-item>
          </text:list>
        </text:list-item>
        <text:list-item>
          <text:p text:style-name="P41">Weight: This value multiplies the value from the input. <text:s text:c="2"/>It can be -125% to 125%.</text:p>
        </text:list-item>
        <text:list-item>
          <text:p text:style-name="P41">Offset: This value is added to the value from the input. <text:s text:c="2"/>It can be -125% to 125%.</text:p>
        </text:list-item>
        <text:list-item>
          <text:p text:style-name="P41">Trim: When this is “ON” the trim value (if exists) will be carried on through the mix. <text:s/>When “OFF” it is ignored.</text:p>
        </text:list-item>
        <text:list-item>
          <text:p text:style-name="P41">Curves: </text:p>
          <text:list>
            <text:list-item>
              <text:p text:style-name="P41">x&gt;0: The value of the source is carried through only if it is positive (greater than zero). Otherwise it is zero.</text:p>
            </text:list-item>
            <text:list-item>
              <text:p text:style-name="P41">x&lt;0: Same but for negative values.</text:p>
            </text:list-item>
            <text:list-item>
              <text:p text:style-name="P41">|x|: The value is passed as an absolute value.</text:p>
            </text:list-item>
            <text:list-item>
              <text:p text:style-name="P41">f&gt;0: If source is positive then the output value is “+weight” otherwise it is 0.</text:p>
            </text:list-item>
            <text:list-item>
              <text:p text:style-name="P41">f&lt;0: If source is negative then the output value is “-weight” otherwise it is 0.</text:p>
            </text:list-item>
            <text:list-item>
              <text:p text:style-name="P41"><text:soft-page-break/>|f|: Output is either “+weight” or “-weight” depending on the sign of the source.</text:p>
            </text:list-item>
            <text:list-item>
              <text:p text:style-name="P41">c1..c16: custom curves. <text:s/>These are defined in the “CURVES (6/8)” screen. <text:s/>You can also press [MENU] to edit the curve directly.</text:p>
            </text:list-item>
          </text:list>
        </text:list-item>
        <text:list-item>
          <text:p text:style-name="P41">Switch: Here you select the switch that operates the mix. <text:s/>If the switch is not selected then the mix is on by default.</text:p>
        </text:list-item>
        <text:list-item>
          <text:p text:style-name="P41">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41">Multpx: This value defines how the mix will be added to the channel.</text:p>
          <text:list>
            <text:list-item>
              <text:p text:style-name="P41">Add: This is the default value. <text:s/>With this value the mix is added to the previous values in the same channel.</text:p>
            </text:list-item>
            <text:list-item>
              <text:p text:style-name="P41">Multiply: Use this to multiply the previous values in the same channel. <text:s/></text:p>
            </text:list-item>
            <text:list-item>
              <text:p text:style-name="P41">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41">Delay Down/Up: Use this to delay use of this channel. <text:s/>Usually used with a switch. <text:s/>When the switch is turned “ON” or “OFF” the mixer will wait the specified number of seconds before changing the value.</text:p>
        </text:list-item>
        <text:list-item>
          <text:p text:style-name="P41">Slow Down/Up: Slow the rate of change in the channel. <text:s/>When not zero these will determine the maximum speed with which the value can change. <text:s/>The specified value is the number of seconds to go between -100% to 100%.</text:p>
        </text:list-item>
        <text:list-item>
          <text:p text:style-name="P41">DELETE MIX [MENU]: Pressing [MENU LONG] here will delete the mix and return to the main mix screen.</text:p>
        </text:list-item>
      </text:list>
      <text:h text:style-name="Heading_20_2" text:outline-level="2"/>
      <text:h text:style-name="P54" text:outline-level="2">Limits (6/10)</text:h>
      <text:p text:style-name="Text_20_body"><draw:rect text:anchor-type="paragraph" draw:z-index="56" draw:style-name="gr4" draw:text-style-name="P62" svg:width="3.1496in" svg:height="1.8862in" svg:x="0.2598in" svg:y="0.0547in"><text:p text:style-name="P60"><text:span text:style-name="T15">LIMITS <text:s text:c="13"/>5/9</text:span></text:p><text:p text:style-name="P60"><text:span text:style-name="T15"><text:s text:c="5"/></text:span><text:span text:style-name="T15">subT <text:s/>min <text:s/>max inv</text:span></text:p><text:p text:style-name="P60"><text:span text:style-name="T15">CH1 <text:s/>-5,9 -100→ 100 ---</text:span></text:p><text:p text:style-name="P60"><text:span text:style-name="T15">CH2 <text:s text:c="2"/>0,7 -100→ 100 INV</text:span></text:p><text:p text:style-name="P60"><text:span text:style-name="T15">CH3 <text:s text:c="2"/>0,0 -95 ← <text:s/>40 ---</text:span></text:p><text:p text:style-name="P60"><text:span text:style-name="T15">CH4 -14,4 -100→ 100 INV</text:span></text:p><text:p text:style-name="P60"><text:span text:style-name="T15">CH5 <text:s/>45,9 -100→ 100 INV</text:span></text:p><text:p text:style-name="P60"><text:span text:style-name="T15">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1568526231" text:style-name="L15">
        <text:list-item>
          <text:p text:style-name="P35">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5">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p>
        </text:list-item>
        <text:list-item>
          <text:p text:style-name="P35">inv: Invert. <text:s/>This function reverses the output of the channel.</text:p>
        </text:list-item>
      </text:list>
      <text:h text:style-name="Heading_20_2" text:outline-level="2"/>
      <text:h text:style-name="Heading_20_2" text:outline-level="2"/>
      <text:h text:style-name="P54" text:outline-level="2">Curves (7/10)</text:h>
      <text:p text:style-name="Text_20_body"><draw:rect text:anchor-type="paragraph" draw:z-index="57" draw:style-name="gr4" draw:text-style-name="P62" svg:width="3.1496in" svg:height="1.8862in" svg:x="0.2598in" svg:y="0.0547in"><text:p text:style-name="P60"><text:span text:style-name="T15">CURVE <text:s text:c="14"/>6/9</text:span></text:p><text:p text:style-name="P60"><text:span text:style-name="T15">CV1 -75 <text:s/>-40 <text:s/>0 <text:s/>45 <text:s/>75</text:span></text:p><text:p text:style-name="P60"><text:span text:style-name="T15">CV2 <text:s text:c="2"/>0 <text:s text:c="3"/>0 <text:s/>0 <text:s text:c="2"/>0 <text:s text:c="2"/>0</text:span></text:p><text:p text:style-name="P60"><text:span text:style-name="T15">CV3 <text:s text:c="2"/>0 <text:s text:c="3"/>0 <text:s/>0 <text:s text:c="2"/>0 <text:s text:c="2"/>0</text:span></text:p><text:p text:style-name="P60"><text:span text:style-name="T15">CV4 <text:s text:c="2"/>0 <text:s text:c="3"/>0 <text:s/>0 <text:s text:c="2"/>0 <text:s text:c="2"/>0</text:span></text:p><text:p text:style-name="P60"><text:span text:style-name="T15">CV5 <text:s text:c="2"/>0 <text:s text:c="3"/>0 <text:s/>0 <text:s text:c="2"/>0 <text:s text:c="2"/>0</text:span></text:p><text:p text:style-name="P60"><text:span text:style-name="T15">CV6 <text:s text:c="2"/>0 <text:s text:c="3"/>0 <text:s/>0 <text:s text:c="2"/>0 <text:s text:c="2"/>0</text:span></text:p><text:p text:style-name="P60"><text:span text:style-name="T15">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54" text:outline-level="2">Custom Switches (8/10)</text:h>
      <text:p text:style-name="Text_20_body"><draw:rect text:anchor-type="paragraph" draw:z-index="58" draw:style-name="gr4" draw:text-style-name="P62" svg:width="3.1496in" svg:height="1.8862in" svg:x="0.2598in" svg:y="0.0547in"><text:p text:style-name="P60"><text:span text:style-name="T15">CSWITCH <text:s text:c="12"/>7/9</text:span></text:p><text:p text:style-name="P60"><text:span text:style-name="T15"><text:s text:c="4"/></text:span><text:span text:style-name="T15">Function V1 <text:s/>V2</text:span></text:p><text:p text:style-name="P60"><text:span text:style-name="T15"><text:s/></text:span><text:span text:style-name="T15">01 v&lt;ofs <text:s text:c="3"/>-60 THR </text:span></text:p><text:p text:style-name="P60"><text:span text:style-name="T15"><text:s/></text:span><text:span text:style-name="T15">02 AND <text:s text:c="5"/>ID0 ID1</text:span></text:p><text:p text:style-name="P60"><text:span text:style-name="T15"><text:s/></text:span><text:span text:style-name="T15">03 ---- <text:s text:c="4"/>0 ----</text:span></text:p><text:p text:style-name="P60"><text:span text:style-name="T15"><text:s/></text:span><text:span text:style-name="T15">04 ---- <text:s text:c="4"/>0 ----</text:span></text:p><text:p text:style-name="P60"><text:span text:style-name="T15"><text:s/></text:span><text:span text:style-name="T15">05 ---- <text:s text:c="4"/>0 ----</text:span></text:p><text:p text:style-name="P60"><text:span text:style-name="T15"><text:s/></text:span><text:span text:style-name="T15">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423671162" text:style-name="L16">
        <text:list-item>
          <text:p text:style-name="P36">First we define the condition. <text:s/>This can be v&gt;offset, v&lt;offset, |v|&gt;offset and |v|&lt;offset, or it can be a logical condition: AND, OR, XOR, or it can be an evaluation between 2 sources.</text:p>
        </text:list-item>
        <text:list-item>
          <text:p text:style-name="P36">If you've selected a regular condition you need to specify a source and an offset:</text:p>
          <text:list>
            <text:list-item>
              <text:p text:style-name="P36">The source can be a stick, a pot, a PPM input or an output channel. <text:s text:c="2"/></text:p>
            </text:list-item>
            <text:list-item>
              <text:p text:style-name="P36">An offset can be anywhere between -100 and 100. <text:s/>This will be the test point for the condition.</text:p>
            </text:list-item>
          </text:list>
        </text:list-item>
        <text:list-item>
          <text:p text:style-name="P36">If you've selected a logical condition the switch results the condition applied to the 2 selected switches.<text:line-break/>For example: OR <text:s text:c="2"/>ID1 <text:s/>ID2 <text:s text:c="2"/>will be “ON” if either ID1 or ID2 is on. <text:s/>Cool, huh?</text:p>
        </text:list-item>
        <text:list-item>
          <text:p text:style-name="P36">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1798718039" text:style-name="L17">
        <text:list-item>
          <text:p text:style-name="P37">Highlight SW1</text:p>
        </text:list-item>
        <text:list-item>
          <text:p text:style-name="P37">Select the source as THR.</text:p>
        </text:list-item>
        <text:list-item>
          <text:p text:style-name="P37">Select the offset as -80 (remember -100 – 100 so 10% from idle is -80).</text:p>
        </text:list-item>
        <text:list-item>
          <text:p text:style-name="P37">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53" text:outline-level="2"/>
      <text:h text:style-name="P54" text:outline-level="2">Safety Switches (9/10)</text:h>
      <text:p text:style-name="Text_20_body"><draw:rect text:anchor-type="paragraph" draw:z-index="86" draw:style-name="gr4" draw:text-style-name="P62" svg:width="3.1496in" svg:height="1.8862in" svg:x="0.2598in" svg:y="0.0547in"><text:p text:style-name="P60"><text:span text:style-name="T15">SAFETY SWITCHES <text:s text:c="4"/>8/9</text:span></text:p><text:p text:style-name="P60"><text:span text:style-name="T15">ch <text:s text:c="2"/>sw <text:s text:c="4"/>val</text:span></text:p><text:p text:style-name="P60"><text:span text:style-name="T15">CH1 <text:s/>--- <text:s text:c="5"/>0</text:span></text:p><text:p text:style-name="P60"><text:span text:style-name="T15">CH2 <text:s/>--- <text:s text:c="5"/>0</text:span></text:p><text:p text:style-name="P60"><text:span text:style-name="T15">CH3 <text:s/>--- <text:s text:c="5"/>0</text:span></text:p><text:p text:style-name="P60"><text:span text:style-name="T15">CH4 <text:s/>--- <text:s text:c="5"/>0</text:span></text:p><text:p text:style-name="P60"><text:span text:style-name="T15">CH5 <text:s/>--- <text:s text:c="5"/>0</text:span></text:p><text:p text:style-name="P60"><text:span text:style-name="T15">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9">This does not make your radio fool proof!</text:p>
      <text:p text:style-name="P10">You must be careful at all times. <text:s text:c="2"/>Hopefully this can add another level of safety and reduce the risks associated with this hobby.</text:p>
      <text:h text:style-name="P54" text:outline-level="2">Templates (10/10)</text:h>
      <text:p text:style-name="Text_20_body"><draw:rect text:anchor-type="paragraph" draw:z-index="59" draw:style-name="gr4" draw:text-style-name="P62" svg:width="3.1496in" svg:height="1.8862in" svg:x="0.2598in" svg:y="0.0547in"><text:p text:style-name="P60"><text:span text:style-name="T15">TEMPLATES <text:s text:c="10"/>9/9</text:span></text:p><text:p text:style-name="P60"><text:span text:style-name="T15"><text:s/></text:span><text:span text:style-name="T15">01 Simple 4-ch</text:span></text:p><text:p text:style-name="P60"><text:span text:style-name="T15"><text:s/></text:span><text:span text:style-name="T15">02 T-Cut</text:span></text:p><text:p text:style-name="P60"><text:span text:style-name="T15"><text:s/></text:span><text:span text:style-name="T15">03 V-Tail</text:span></text:p><text:p text:style-name="P60"><text:span text:style-name="T15"><text:s/></text:span><text:span text:style-name="T15">04 Elevon\Delta</text:span></text:p><text:p text:style-name="P60"><text:span text:style-name="T15"><text:s/></text:span><text:span text:style-name="T15">05 eCCPM</text:span></text:p><text:p text:style-name="P60"><text:span text:style-name="T15"><text:s/></text:span><text:span text:style-name="T15">Channel Order RETA</text:span></text:p><text:p text:style-name="P60"><text:span text:style-name="T15"><text:s/></text:span><text:span text:style-name="T15">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5"/>
      <text:p text:style-name="P15">Channel order:</text:p>
      <text:p text:style-name="P15">This will allow you to set the way the templates are written to the mixers. <text:s/></text:p>
      <text:p text:style-name="P15"><text:tab/>RETA means <text:s/>RUD = 1, <text:s/>ELE = 2, THR = 3, AIL = 4.</text:p>
      <text:p text:style-name="P15"><text:s text:c="12"/>AETR means <text:s/>AIL = 1, ELE = 2, THR =3, RUD = 4.</text:p>
      <text:p text:style-name="P15">(and so forth).</text:p>
      <text:p text:style-name="P15"><text:s/></text:p>
      <text:p text:style-name="P15">At the bottom you'll see an option called “CLEAR MIXES [MENU]”. <text:s/>Pressing [MENU LONG] on this will clear all the mixes leaving you with a clean slate.</text:p>
      <text:p text:style-name="P15"/>
      <text:p text:style-name="P15">The templates are:</text:p>
      <text:list xml:id="list583640652" text:style-name="L18">
        <text:list-item>
          <text:p text:style-name="P42">Simple 4-CH: <text:s/>Plain vanilla 4-ch airplane.</text:p>
        </text:list-item>
        <text:list-item>
          <text:p text:style-name="P42">T-Cut: <text:s/>This adds a throttle cut mix on your throttle channel.</text:p>
        </text:list-item>
        <text:list-item>
          <text:p text:style-name="P42">V-Tail.</text:p>
        </text:list-item>
        <text:list-item>
          <text:p text:style-name="P42">Elevon\Delta.</text:p>
        </text:list-item>
        <text:list-item>
          <text:p text:style-name="P42">ECCPM; <text:s/>A generic ECCPM mix.</text:p>
        </text:list-item>
        <text:list-item>
          <text:p text:style-name="P42">Heli Setup: <text:s/>This will clear your mixes and curves and setup a preliminary eCCPM heli.</text:p>
        </text:list-item>
        <text:list-item>
          <text:p text:style-name="P42">Servo Test: This will setup a servo test output on CH15.<text:line-break/>To test your servos choose the mixer's source as CH15. <text:s/>It will cycle slowly between -100 and 100.</text:p>
        </text:list-item>
      </text:list>
      <text:p text:style-name="P15"/>
      <text:p text:style-name="P15"/>
      <text:h text:style-name="P48" text:outline-level="1">Examples</text:h>
      <text:h text:style-name="P52" text:outline-level="2">Programming a throttle cut</text:h>
      <text:p text:style-name="P17">Though you can use a template for this it's instructional to do it via the mixer.</text:p>
      <text:p text:style-name="P17">Start off with the default 4 mixes. <text:s/></text:p>
      <text:p text:style-name="P17">Scroll down until CH3 is underlined, like this:</text:p>
      <text:p text:style-name="P17"><draw:rect text:anchor-type="paragraph" draw:z-index="60" draw:style-name="gr4" draw:text-style-name="P62" svg:width="3.1496in" svg:height="1.8862in" svg:x="0.2598in" svg:y="0.0547in"><text:p text:style-name="P60"><text:span text:style-name="T15">MIXER <text:s text:c="14"/>4/8</text:span></text:p><text:p text:style-name="P61"><text:span text:style-name="T15"><text:s text:c="7"/></text:span><text:span text:style-name="T15">wt src <text:s/>sw crv</text:span></text:p><text:p text:style-name="P61"><text:span text:style-name="T15">CH1 <text:s/>100% RUD</text:span></text:p><text:p text:style-name="P61"><text:span text:style-name="T15">CH2 <text:s/>100% ELE</text:span></text:p><text:p text:style-name="P61"><text:span text:style-name="T17">CH3</text:span><text:span text:style-name="T15"> <text:s/>100% THR</text:span></text:p><text:p text:style-name="P61"><text:span text:style-name="T15">CH4 <text:s/>100% AIL</text:span></text:p><text:p text:style-name="P61"><text:span text:style-name="T15">CH5</text:span></text:p><text:p text:style-name="P61"><text:span text:style-name="T15">CH6</text:span></text:p></draw:rect></text:p>
      <text:p text:style-name="P17">Press [MENU LONG] to enter the “Insert/Edit Mix” screen.</text:p>
      <text:p text:style-name="P17"><draw:rect text:anchor-type="paragraph" draw:z-index="61" draw:style-name="gr4" draw:text-style-name="P62" svg:width="3.1496in" svg:height="1.8862in" svg:x="0.2598in" svg:y="0.0547in"><text:p text:style-name="P60"><text:span text:style-name="T15">EDIT MIX <text:s/>CH3</text:span></text:p><text:p text:style-name="P60"><text:span text:style-name="T15"><text:s text:c="2"/></text:span><text:span text:style-name="T15">Source <text:s/>ELE</text:span></text:p><text:p text:style-name="P60"><text:span text:style-name="T15"><text:s text:c="2"/></text:span><text:span text:style-name="T15">Weight <text:s/>100</text:span></text:p><text:p text:style-name="P60"><text:span text:style-name="T15"><text:s text:c="2"/></text:span><text:span text:style-name="T15">Offset <text:s/>0</text:span></text:p><text:p text:style-name="P60"><text:span text:style-name="T15"><text:s text:c="2"/></text:span><text:span text:style-name="T15">Trim <text:s text:c="3"/>ON</text:span></text:p><text:p text:style-name="P60"><text:span text:style-name="T15"><text:s text:c="2"/></text:span><text:span text:style-name="T15">Curves <text:s/>---</text:span></text:p><text:p text:style-name="P60"><text:span text:style-name="T15"><text:s text:c="2"/></text:span><text:span text:style-name="T15">Switch <text:s/>---</text:span></text:p><text:p text:style-name="P60"><text:span text:style-name="T15"><text:s text:c="2"/></text:span><text:span text:style-name="T15">Warning OFF</text:span></text:p></draw:rect></text:p>
      <text:p text:style-name="P17">Change source to “MAX” and Weight to “-100”.</text:p>
      <text:p text:style-name="P17">Also set the Switch to THR.Like so:</text:p>
      <text:p text:style-name="P17"><draw:rect text:anchor-type="paragraph" draw:z-index="62" draw:style-name="gr4" draw:text-style-name="P62" svg:width="3.1496in" svg:height="1.8862in" svg:x="0.2598in" svg:y="0.0547in"><text:p text:style-name="P60"><text:span text:style-name="T15">EDIT MIX <text:s/>CH3</text:span></text:p><text:p text:style-name="P60"><text:span text:style-name="T15"><text:s text:c="2"/></text:span><text:span text:style-name="T15">Source <text:s/>MAX</text:span></text:p><text:p text:style-name="P60"><text:span text:style-name="T15"><text:s text:c="2"/></text:span><text:span text:style-name="T15">Weight <text:s/>-100</text:span></text:p><text:p text:style-name="P60"><text:span text:style-name="T15"><text:s text:c="2"/></text:span><text:span text:style-name="T15">Offset <text:s/>0</text:span></text:p><text:p text:style-name="P60"><text:span text:style-name="T15"><text:s text:c="2"/></text:span><text:span text:style-name="T15">Trim <text:s text:c="3"/>ON</text:span></text:p><text:p text:style-name="P60"><text:span text:style-name="T15"><text:s text:c="2"/></text:span><text:span text:style-name="T15">Curves <text:s/>---</text:span></text:p><text:p text:style-name="P60"><text:span text:style-name="T15"><text:s text:c="2"/></text:span><text:span text:style-name="T15">Switch <text:s/>THR</text:span></text:p><text:p text:style-name="P60"><text:span text:style-name="T15"><text:s text:c="2"/></text:span><text:span text:style-name="T15">Warning OFF</text:span></text:p></draw:rect></text:p>
      <text:p text:style-name="P17"><text:soft-page-break/>Keep on scrolling down until you reach Multpx.</text:p>
      <text:p text:style-name="P17">Change the value to “Replace”</text:p>
      <text:p text:style-name="P17"><draw:rect text:anchor-type="paragraph" draw:z-index="63" draw:style-name="gr4" draw:text-style-name="P62" svg:width="3.1496in" svg:height="1.8862in" svg:x="0.2598in" svg:y="0.0547in"><text:p text:style-name="P60"><text:span text:style-name="T15">EDIT MIX <text:s/>CH3</text:span></text:p><text:p text:style-name="P60"><text:span text:style-name="T15"><text:s text:c="2"/></text:span><text:span text:style-name="T15">Weight <text:s/>-100</text:span></text:p><text:p text:style-name="P60"><text:span text:style-name="T15"><text:s text:c="2"/></text:span><text:span text:style-name="T15">Offset <text:s/>0</text:span></text:p><text:p text:style-name="P60"><text:span text:style-name="T15"><text:s text:c="2"/></text:span><text:span text:style-name="T15">Trim <text:s text:c="3"/>ON</text:span></text:p><text:p text:style-name="P60"><text:span text:style-name="T15"><text:s text:c="2"/></text:span><text:span text:style-name="T15">Curves <text:s/>---</text:span></text:p><text:p text:style-name="P60"><text:span text:style-name="T15"><text:s text:c="2"/></text:span><text:span text:style-name="T15">Switch <text:s/>THR</text:span></text:p><text:p text:style-name="P60"><text:span text:style-name="T15"><text:s text:c="2"/></text:span><text:span text:style-name="T15">Warning OFF</text:span></text:p><text:p text:style-name="P60"><text:span text:style-name="T15"><text:s text:c="2"/></text:span><text:span text:style-name="T15">Multpx <text:s/>Replace</text:span></text:p></draw:rect></text:p>
      <text:p text:style-name="P17">Now press [EXIT]</text:p>
      <text:p text:style-name="P17">You should see the following screen:</text:p>
      <text:p text:style-name="P17"><draw:rect text:anchor-type="paragraph" draw:z-index="64" draw:style-name="gr4" draw:text-style-name="P62" svg:width="3.1496in" svg:height="1.8862in" svg:x="0.2598in" svg:y="0.0547in"><text:p text:style-name="P60"><text:span text:style-name="T15">MIXER <text:s text:c="14"/>4/8</text:span></text:p><text:p text:style-name="P61"><text:span text:style-name="T15"><text:s text:c="7"/></text:span><text:span text:style-name="T15">wt src <text:s/>sw crv</text:span></text:p><text:p text:style-name="P61"><text:span text:style-name="T15">CH1 <text:s/>100% RUD</text:span></text:p><text:p text:style-name="P61"><text:span text:style-name="T15">CH2 <text:s/>100% ELE</text:span></text:p><text:p text:style-name="P61"><text:span text:style-name="T18">CH3</text:span><text:span text:style-name="T15"> <text:s/>100% THR</text:span></text:p><text:p text:style-name="P61"><text:span text:style-name="T15"><text:s text:c="3"/></text:span><text:span text:style-name="T15">R-100% MAX <text:s/>THR</text:span></text:p><text:p text:style-name="P61"><text:span text:style-name="T15">CH4 <text:s/>100% AIL</text:span></text:p><text:p text:style-name="P61"><text:span text:style-name="T15">CH5</text:span></text:p></draw:rect></text:p>
      <text:p text:style-name="P17">What it tells you is that on CH3 you have 2 mixes defined.</text:p>
      <text:p text:style-name="P17">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7"/>
      <text:h text:style-name="P49" text:outline-level="1"><text:bookmark text:name="Build_and_Program_Instructions"/>Build and Program Instructions</text:h>
      <text:p text:style-name="P16">You might want to play with the code and modify it for your own needs. <text:s/>It's really easy if you know a little C.</text:p>
      <text:p text:style-name="P16"/>
      <text:p text:style-name="P16">First, to program the MCU, download the full programing instructions:</text:p>
      <text:p text:style-name="P21"><text:a xlink:type="simple" xlink:href="http://er9x.googlecode.com/files/Flashing%20the%209x.pdf">Flashing the 9x</text:a> by Jon Lowe. </text:p>
      <text:p text:style-name="P21"/>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7"/>
      <text:h text:style-name="Heading_20_2" text:outline-level="2">Flashing </text:h>
      <text:p text:style-name="P17">(you may have to run as admin to access the USB port in Linux) </text:p>
      <text:p text:style-name="P20"><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8">Make sure you replace "usbasp" with the name of your programmer.<text:line-break/>To list available programmers type: avrdude -c ?</text:p>
      <text:p text:style-name="P17"/>
      <text:h text:style-name="Heading_20_2" text:outline-level="2"/>
      <text:h text:style-name="P54" text:outline-level="2">make targets</text:h>
      <text:list xml:id="list1123797085" text:style-name="L19">
        <text:list-item>
          <text:p text:style-name="P43">make all (default): build the source </text:p>
        </text:list-item>
        <text:list-item>
          <text:p text:style-name="P43">make clean: Remove compiled files and directories. </text:p>
        </text:list-item>
        <text:list-item>
          <text:p text:style-name="P43">make wflash: Write flash (program) memory. </text:p>
        </text:list-item>
        <text:list-item>
          <text:p text:style-name="P43">make rflash: Read flash memory. </text:p>
        </text:list-item>
        <text:list-item>
          <text:p text:style-name="P43">make weeprom: Write eeprom. </text:p>
        </text:list-item>
        <text:list-item>
          <text:p text:style-name="P43">make reeprom: Read eeprom. </text:p>
        </text:list-item>
        <text:list-item>
          <text:p text:style-name="P43">make coff: Convert ELF to AVR COFF. </text:p>
        </text:list-item>
        <text:list-item>
          <text:p text:style-name="P43">make extcoff: Convert ELF to AVR Extended COFF. </text:p>
        </text:list-item>
        <text:list-item>
          <text:p text:style-name="P43">make debug: Start either simulavr or avarice as specified for debugging, with avr-gdb or avr-insight as the front end for debugging. (for debug info look into the makefile) </text:p>
        </text:list-item>
        <text:list-item>
          <text:p text:style-name="P43">make filename.s: Just compile filename.c into the assembler code only. </text:p>
        </text:list-item>
      </text:list>
      <text:p text:style-name="P17"/>
      <text:h text:style-name="Heading_20_2" text:outline-level="2">make options </text:h>
      <text:list xml:id="list1290177331" text:style-name="L20">
        <text:list-item>
          <text:p text:style-name="P44">EXT=JETI: make jeti vesion. </text:p>
        </text:list-item>
        <text:list-item>
          <text:p text:style-name="P44">AVRDUDE_PROGRAMMER: Set avr programmer name - <text:span text:style-name="T8">default: usbasp</text:span><text:line-break/>(to list all available: avrdude -c ?) <text:s/></text:p>
        </text:list-item>
        <text:list-item>
          <text:p text:style-name="P44">TARGET: Set target name - <text:span text:style-name="T8">default: er9x </text:span></text:p>
        </text:list-item>
        <text:list-item>
          <text:p text:style-name="P44">OPT: Set optimization level - <text:span text:style-name="T8">default: s </text:span></text:p>
        </text:list-item>
        <text:list-item>
          <text:p text:style-name="P44">FORMAT: Set format (can be srec, ihex, binary) - <text:span text:style-name="T8">default: ihex </text:span></text:p>
        </text:list-item>
        <text:list-item>
          <text:p text:style-name="P44">MCU: Set MCU - default: <text:span text:style-name="T8">atmega64 </text:span></text:p>
        </text:list-item>
      </text:list>
      <text:p text:style-name="P17"/>
      <text:h text:style-name="P50" text:outline-level="1">MORE</text:h>
      <text:p text:style-name="P17">I sincerely hope you enjoy both the ER9x FW and this manual.</text:p>
      <text:p text:style-name="P17">I also sincerely hope you're still awake. <text:s/>If you are I applaud you :)</text:p>
      <text:p text:style-name="P17"/>
      <text:p text:style-name="P17">This is an Open Source project. <text:s/>It means that I request no money for it. <text:s/>You are free to look up, download, modify and release the code under the GNU v2 software license. <text:s/></text:p>
      <text:p text:style-name="P17"/>
      <text:p text:style-name="P17">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7"/>
      <text:p text:style-name="P17">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7"/>
      <text:p text:style-name="P17">Also bug reports and enhancement requests can be reported here:</text:p>
      <text:p text:style-name="Text_20_body"><text:a xlink:type="simple" xlink:href="http://code.google.com/p/er9x/issues/list"><text:span text:style-name="T3">http://code.google.com/p/er9x/issues/list</text:span></text:a></text:p>
      <text:p text:style-name="P17"/>
      <text:p text:style-name="P17">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7"><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1.1354in" svg:height="0.4898in" draw:z-index="85"><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7"/>
      <text:p text:style-name="P17">Please tell your friends about this cheapie $60 Chinese Tx. <text:s/>I bet They'll roll their eyes up and tell you to go buy a *real* system. <text:s/>That's o.k. You'll have more money for *real* models!</text:p>
      <text:p text:style-name="P17"/>
      <text:p text:style-name="P17"><draw:frame draw:style-name="fr1" draw:name="graphics2" text:anchor-type="paragraph" svg:width="0.5835in" svg:height="0.7811in" draw:z-index="65"><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1-01-08T22:25:40</dc:date>
    <meta:editing-duration>PT19H50M24S</meta:editing-duration>
    <meta:editing-cycles>217</meta:editing-cycles>
    <meta:generator>OpenOffice.org/3.2$Unix OpenOffice.org_project/320m19$Build-9505</meta:generator>
    <dc:creator>erez </dc:creator>
    <meta:document-statistic meta:table-count="0" meta:image-count="4" meta:object-count="0" meta:page-count="36" meta:paragraph-count="435" meta:word-count="7013" meta:character-count="38951"/>
  </office:meta>
</office:document-meta>
</file>